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" svg:font-family="FreeSans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Albany AMT" svg:font-family="'Albany AM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Albany AMT1" svg:font-family="'Albany AMT'" style:font-family-generic="system" style:font-pitch="variable"/>
    <style:font-face style:name="Courier1" svg:font-family="Courier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20pt" officeooo:paragraph-rsid="0024816e" style:font-size-asian="20pt" style:font-size-complex="20pt"/>
    </style:style>
    <style:style style:name="P2" style:family="paragraph" style:parent-style-name="Heading_20_1">
      <style:text-properties style:font-name="Arial" fo:font-size="20pt" fo:language="da" fo:country="DK" style:font-size-asian="20pt" style:font-size-complex="20pt"/>
    </style:style>
    <style:style style:name="P3" style:family="paragraph" style:parent-style-name="Heading_20_1">
      <style:text-properties style:font-name="Arial" fo:language="da" fo:country="DK"/>
    </style:style>
    <style:style style:name="P4" style:family="paragraph" style:parent-style-name="Standard">
      <style:text-properties fo:font-size="20pt" style:font-size-asian="20pt"/>
    </style:style>
    <style:style style:name="P5" style:family="paragraph" style:parent-style-name="Standard">
      <style:text-properties fo:language="da" fo:country="DK" officeooo:rsid="002707c6" officeooo:paragraph-rsid="002707c6"/>
    </style:style>
    <style:style style:name="P6" style:family="paragraph" style:parent-style-name="Standard">
      <style:text-properties fo:language="da" fo:country="DK" officeooo:rsid="0024816e" officeooo:paragraph-rsid="0024816e"/>
    </style:style>
    <style:style style:name="P7" style:family="paragraph" style:parent-style-name="Standard">
      <style:text-properties style:font-name="Courier" fo:font-size="14pt" style:font-size-asian="14pt" style:font-size-complex="14pt"/>
    </style:style>
    <style:style style:name="P8" style:family="paragraph" style:parent-style-name="Standard">
      <style:text-properties style:font-name="Courier" fo:font-size="14pt" officeooo:paragraph-rsid="002078b1" style:font-size-asian="14pt" style:font-size-complex="14pt"/>
    </style:style>
    <style:style style:name="P9" style:family="paragraph" style:parent-style-name="Standard">
      <style:text-properties style:font-name="Courier" fo:font-size="14pt" officeooo:paragraph-rsid="00742963" style:font-size-asian="14pt" style:font-size-complex="14pt"/>
    </style:style>
    <style:style style:name="P10" style:family="paragraph" style:parent-style-name="Standard">
      <style:text-properties style:font-name="Courier" fo:font-size="14pt" officeooo:rsid="003656d3" officeooo:paragraph-rsid="003656d3" style:font-size-asian="12.25pt" style:font-size-complex="14pt"/>
    </style:style>
    <style:style style:name="P11" style:family="paragraph" style:parent-style-name="Standard">
      <style:text-properties style:font-name="Courier" fo:font-size="14pt" officeooo:rsid="00376d37" officeooo:paragraph-rsid="00376d37" style:font-size-asian="12.25pt" style:font-size-complex="14pt"/>
    </style:style>
    <style:style style:name="P12" style:family="paragraph" style:parent-style-name="Standard">
      <style:text-properties style:font-name="Courier" fo:font-size="14pt" officeooo:rsid="003a7d11" officeooo:paragraph-rsid="003a7d11" style:font-size-asian="12.25pt" style:font-size-complex="14pt"/>
    </style:style>
    <style:style style:name="P13" style:family="paragraph" style:parent-style-name="Standard">
      <style:text-properties style:font-name="Courier" fo:font-size="14pt" officeooo:rsid="003a7d11" officeooo:paragraph-rsid="003c7c16" style:font-size-asian="12.25pt" style:font-size-complex="14pt"/>
    </style:style>
    <style:style style:name="P14" style:family="paragraph" style:parent-style-name="Standard">
      <style:text-properties style:font-name="Courier" fo:font-size="12pt" officeooo:rsid="003a7d11" officeooo:paragraph-rsid="003a7d11" style:font-size-asian="12pt" style:font-size-complex="12pt"/>
    </style:style>
    <style:style style:name="P15" style:family="paragraph" style:parent-style-name="Standard">
      <style:text-properties style:font-name="Arial" fo:language="da" fo:country="DK" officeooo:paragraph-rsid="002078b1"/>
    </style:style>
    <style:style style:name="P16" style:family="paragraph" style:parent-style-name="Standard">
      <style:text-properties style:font-name="Arial" fo:font-size="12pt" officeooo:paragraph-rsid="002078b1" style:font-size-asian="12pt"/>
    </style:style>
    <style:style style:name="P17" style:family="paragraph" style:parent-style-name="Standard">
      <style:text-properties style:font-name="Arial" officeooo:paragraph-rsid="002078b1"/>
    </style:style>
    <style:style style:name="P18" style:family="paragraph" style:parent-style-name="Standard">
      <style:text-properties style:font-name="Arial" fo:font-size="16pt" fo:language="da" fo:country="DK" officeooo:paragraph-rsid="002078b1" style:font-size-asian="16pt" style:font-size-complex="16pt"/>
    </style:style>
    <style:style style:name="P19" style:family="paragraph" style:parent-style-name="Standard">
      <style:text-properties style:font-name="Arial" fo:font-size="14pt" fo:language="da" fo:country="DK" officeooo:paragraph-rsid="002078b1" style:font-size-asian="14pt" style:font-size-complex="14pt"/>
    </style:style>
    <style:style style:name="P20" style:family="paragraph" style:parent-style-name="Standard">
      <style:text-properties style:font-name="Arial" fo:font-size="14pt" fo:language="da" fo:country="DK" officeooo:rsid="00303ae4" officeooo:paragraph-rsid="00303ae4" style:font-size-asian="14pt" style:font-size-complex="14pt"/>
    </style:style>
    <style:style style:name="P21" style:family="paragraph" style:parent-style-name="Standard">
      <style:text-properties style:font-name="Arial" fo:font-size="14pt" fo:language="da" fo:country="DK" fo:font-weight="normal" officeooo:rsid="00303ae4" officeooo:paragraph-rsid="00303ae4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Arial" fo:font-size="14pt" style:font-size-asian="14pt" style:font-size-complex="14pt"/>
    </style:style>
    <style:style style:name="P23" style:family="paragraph" style:parent-style-name="Standard">
      <style:text-properties style:font-name="Arial" fo:font-size="14pt" officeooo:paragraph-rsid="002707c6" style:font-size-asian="14pt" style:font-size-complex="14pt"/>
    </style:style>
    <style:style style:name="P24" style:family="paragraph" style:parent-style-name="Standard">
      <style:text-properties style:font-name="Arial" fo:font-size="14pt" officeooo:paragraph-rsid="00742963" style:font-size-asian="14pt" style:font-size-complex="14pt"/>
    </style:style>
    <style:style style:name="P25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fo:font-weight="bold" officeooo:rsid="00376d37" officeooo:paragraph-rsid="00376d37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Arial" fo:font-size="14pt" officeooo:rsid="0030f673" officeooo:paragraph-rsid="0030f673" style:font-size-asian="12.25pt" style:font-size-complex="14pt"/>
    </style:style>
    <style:style style:name="P28" style:family="paragraph" style:parent-style-name="Standard">
      <style:paragraph-properties fo:line-height="100%"/>
      <style:text-properties style:font-name="Arial" fo:font-size="14pt" officeooo:rsid="0030f673" officeooo:paragraph-rsid="0030f673" style:font-size-asian="12.25pt" style:font-size-complex="14pt"/>
    </style:style>
    <style:style style:name="P29" style:family="paragraph" style:parent-style-name="Standard">
      <style:paragraph-properties fo:line-height="100%"/>
      <style:text-properties style:font-name="Arial" fo:font-size="14pt" officeooo:rsid="0030f673" officeooo:paragraph-rsid="005bd19e" style:font-size-asian="12.25pt" style:font-size-complex="14pt"/>
    </style:style>
    <style:style style:name="P30" style:family="paragraph" style:parent-style-name="Standard">
      <style:text-properties style:font-name="Arial" fo:font-size="14pt" officeooo:rsid="003656d3" officeooo:paragraph-rsid="003656d3" style:font-size-asian="12.25pt" style:font-size-complex="14pt"/>
    </style:style>
    <style:style style:name="P31" style:family="paragraph" style:parent-style-name="Standard">
      <style:text-properties style:font-name="Arial" fo:font-size="14pt" officeooo:rsid="00376d37" officeooo:paragraph-rsid="00376d37" style:font-size-asian="12.25pt" style:font-size-complex="14pt"/>
    </style:style>
    <style:style style:name="P32" style:family="paragraph" style:parent-style-name="Standard">
      <style:text-properties style:font-name="Arial" fo:font-size="14pt" officeooo:rsid="003a7d11" officeooo:paragraph-rsid="003a7d11" style:font-size-asian="12.25pt" style:font-size-complex="14pt"/>
    </style:style>
    <style:style style:name="P33" style:family="paragraph" style:parent-style-name="Standard">
      <style:text-properties style:font-name="Arial" fo:font-size="14pt" officeooo:rsid="003a7d11" officeooo:paragraph-rsid="003c7c16" style:font-size-asian="12.25pt" style:font-size-complex="14pt"/>
    </style:style>
    <style:style style:name="P34" style:family="paragraph" style:parent-style-name="Standard">
      <style:text-properties style:font-name="Arial" fo:font-size="14pt" officeooo:rsid="0084023a" officeooo:paragraph-rsid="0084023a" style:font-size-asian="12.25pt" style:font-size-complex="14pt"/>
    </style:style>
    <style:style style:name="P35" style:family="paragraph" style:parent-style-name="Standard">
      <style:text-properties style:font-name="Arial" fo:font-size="14pt" fo:font-style="italic" officeooo:rsid="00376d37" officeooo:paragraph-rsid="00376d37" style:font-size-asian="12.25pt" style:font-style-asian="italic" style:font-size-complex="14pt" style:font-style-complex="italic"/>
    </style:style>
    <style:style style:name="P36" style:family="paragraph" style:parent-style-name="Standard">
      <style:paragraph-properties fo:line-height="100%"/>
      <style:text-properties style:font-name="Arial" fo:font-size="14pt" fo:font-style="italic" fo:font-weight="bold" officeooo:rsid="0030f673" officeooo:paragraph-rsid="0030f673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style:font-name="Arial" fo:font-size="20pt" fo:language="da" fo:country="DK" officeooo:rsid="002e648a" officeooo:paragraph-rsid="002c6a2b" style:font-size-asian="20pt" style:font-size-complex="20pt"/>
    </style:style>
    <style:style style:name="P38" style:family="paragraph" style:parent-style-name="Standard">
      <style:text-properties style:font-name="Arial" officeooo:rsid="006b3e26" officeooo:paragraph-rsid="006b3e26"/>
    </style:style>
    <style:style style:name="P39" style:family="paragraph" style:parent-style-name="Standard">
      <style:text-properties fo:font-size="14pt" style:font-size-asian="14pt" style:font-size-complex="14pt"/>
    </style:style>
    <style:style style:name="P40" style:family="paragraph" style:parent-style-name="Standard">
      <style:text-properties fo:font-size="14pt" officeooo:paragraph-rsid="0024816e" style:font-size-asian="14pt" style:font-size-complex="14pt"/>
    </style:style>
    <style:style style:name="P41" style:family="paragraph" style:parent-style-name="Standard">
      <style:text-properties fo:font-size="14pt" officeooo:paragraph-rsid="0024816e" style:font-size-asian="14pt" style:font-name-complex="Arial1" style:font-size-complex="14pt"/>
    </style:style>
    <style:style style:name="P42" style:family="paragraph" style:parent-style-name="Standard">
      <style:text-properties fo:font-size="14pt" fo:language="da" fo:country="DK" officeooo:paragraph-rsid="0024816e" style:font-size-asian="14pt" style:font-size-complex="14pt"/>
    </style:style>
    <style:style style:name="P43" style:family="paragraph" style:parent-style-name="Standard">
      <style:text-properties fo:font-size="14pt" fo:language="da" fo:country="DK" officeooo:paragraph-rsid="0024816e" style:font-size-asian="14pt" style:font-name-complex="Arial1" style:font-size-complex="14pt"/>
    </style:style>
    <style:style style:name="P44" style:family="paragraph" style:parent-style-name="Standard">
      <style:text-properties style:font-name="Tahoma1" fo:font-size="14pt" officeooo:rsid="003a7d11" officeooo:paragraph-rsid="003a7d11" style:font-size-asian="12.25pt" style:font-size-complex="14pt"/>
    </style:style>
    <style:style style:name="P45" style:family="paragraph" style:parent-style-name="Standard">
      <style:text-properties style:font-name="Tahoma1" fo:font-size="14pt" officeooo:rsid="003a7d11" officeooo:paragraph-rsid="008ffc62" style:font-size-asian="12.25pt" style:font-size-complex="14pt"/>
    </style:style>
    <style:style style:name="P46" style:family="paragraph" style:parent-style-name="Standard">
      <style:text-properties fo:font-size="26pt" style:font-size-asian="26pt" style:font-size-complex="26pt"/>
    </style:style>
    <style:style style:name="P47" style:family="paragraph" style:parent-style-name="Standard">
      <style:text-properties officeooo:rsid="0084023a" officeooo:paragraph-rsid="0084023a"/>
    </style:style>
    <style:style style:name="P48" style:family="paragraph" style:parent-style-name="TOC_20_Heading">
      <style:paragraph-properties fo:break-before="page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style:font-name="Arial" fo:font-size="20pt" fo:language="da" fo:country="DK" officeooo:rsid="002707c6" officeooo:paragraph-rsid="002707c6" style:font-size-asian="20pt" style:font-size-complex="20pt"/>
    </style:style>
    <style:style style:name="P51" style:family="paragraph" style:parent-style-name="Heading_20_1">
      <style:paragraph-properties fo:break-before="page"/>
      <style:text-properties style:font-name="Arial" fo:font-size="20pt" officeooo:paragraph-rsid="002c6a2b" style:font-size-asian="20pt" style:font-size-complex="20pt"/>
    </style:style>
    <style:style style:name="P52" style:family="paragraph" style:parent-style-name="Header">
      <style:paragraph-properties fo:break-before="page">
        <style:tab-stops/>
      </style:paragraph-properties>
      <style:text-properties officeooo:paragraph-rsid="002078b1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05d75c5"/>
    </style:style>
    <style:style style:name="P55" style:family="paragraph" style:parent-style-name="Heading_20_2">
      <style:paragraph-properties fo:break-before="page"/>
      <style:text-properties officeooo:paragraph-rsid="006426df"/>
    </style:style>
    <style:style style:name="P56" style:family="paragraph" style:parent-style-name="Caption">
      <style:paragraph-properties fo:break-before="page"/>
      <style:text-properties fo:language="da" fo:country="DK" officeooo:paragraph-rsid="0024816e"/>
    </style:style>
    <style:style style:name="P57" style:family="paragraph" style:parent-style-name="Standard">
      <style:paragraph-properties fo:break-before="page"/>
      <style:text-properties style:font-name="Arial" fo:font-size="14pt" officeooo:rsid="003656d3" officeooo:paragraph-rsid="003656d3" style:font-size-asian="12.25pt" style:font-size-complex="14pt"/>
    </style:style>
    <style:style style:name="P58" style:family="paragraph" style:parent-style-name="kommandoer_20_og_20_kildetekster">
      <style:text-properties fo:font-size="14pt" fo:language="da" fo:country="DK" officeooo:paragraph-rsid="0024816e" style:font-size-asian="14pt" style:font-size-complex="14pt"/>
    </style:style>
    <style:style style:name="P59" style:family="paragraph" style:parent-style-name="kommandoer_20_og_20_kildetekster">
      <style:text-properties style:font-name="Courier" fo:font-size="14pt" fo:language="da" fo:country="DK" officeooo:paragraph-rsid="0024816e" style:font-size-asian="14pt" style:font-size-complex="14pt"/>
    </style:style>
    <style:style style:name="P60" style:family="paragraph" style:parent-style-name="kommandoer_20_og_20_kildetekster">
      <style:text-properties style:font-name="Arial" fo:font-size="14pt" fo:language="da" fo:country="DK" officeooo:paragraph-rsid="002078b1" style:font-size-asian="14pt" style:font-name-complex="Arial1" style:font-size-complex="14pt"/>
    </style:style>
    <style:style style:name="P61" style:family="paragraph" style:parent-style-name="kommandoer_20_og_20_kildetekster">
      <style:paragraph-properties fo:margin-top="0in" fo:margin-bottom="0.0717in" loext:contextual-spacing="false"/>
      <style:text-properties style:font-name="Courier" fo:font-size="14pt" officeooo:paragraph-rsid="0024816e" style:font-size-asian="14pt" style:font-size-complex="14pt"/>
    </style:style>
    <style:style style:name="P62" style:family="paragraph" style:parent-style-name="kommandoer_20_og_20_kildetekster">
      <style:paragraph-properties fo:margin-top="0in" fo:margin-bottom="0.0717in" loext:contextual-spacing="false"/>
      <style:text-properties style:font-name="Courier" fo:font-size="14pt" fo:language="da" fo:country="DK" officeooo:paragraph-rsid="0024816e" style:font-size-asian="14pt" style:font-size-complex="14pt"/>
    </style:style>
    <style:style style:name="P63" style:family="paragraph" style:parent-style-name="Standard">
      <style:paragraph-properties fo:margin-top="0in" fo:margin-bottom="0.0717in" loext:contextual-spacing="false"/>
      <style:text-properties style:font-name="Courier" fo:font-size="14pt" officeooo:rsid="003a7d11" officeooo:paragraph-rsid="003a7d11" style:font-size-asian="12.25pt" style:font-size-complex="14pt"/>
    </style:style>
    <style:style style:name="P64" style:family="paragraph" style:parent-style-name="Standard">
      <style:paragraph-properties fo:margin-top="0in" fo:margin-bottom="0.0717in" loext:contextual-spacing="false"/>
      <style:text-properties style:font-name="Courier" fo:font-size="14pt" officeooo:rsid="003a7d11" officeooo:paragraph-rsid="003ddc40" style:font-size-asian="12.25pt" style:font-size-complex="14pt"/>
    </style:style>
    <style:style style:name="P65" style:family="paragraph" style:parent-style-name="Standard">
      <style:paragraph-properties fo:margin-top="0in" fo:margin-bottom="0.0717in" loext:contextual-spacing="false"/>
      <style:text-properties style:font-name="Courier" fo:font-size="14pt" officeooo:rsid="003a7d11" officeooo:paragraph-rsid="003ef3a3" style:font-size-asian="12.25pt" style:font-size-complex="14pt"/>
    </style:style>
    <style:style style:name="P66" style:family="paragraph" style:parent-style-name="Standard">
      <style:paragraph-properties fo:margin-top="0in" fo:margin-bottom="0.0717in" loext:contextual-spacing="false" fo:line-height="100%"/>
      <style:text-properties style:font-name="Arial" fo:font-size="14pt" officeooo:rsid="0030f673" officeooo:paragraph-rsid="0030f673" style:font-size-asian="12.25pt" style:font-size-complex="14pt"/>
    </style:style>
    <style:style style:name="P67" style:family="paragraph" style:parent-style-name="Standard">
      <style:paragraph-properties fo:margin-top="0in" fo:margin-bottom="0.0717in" loext:contextual-spacing="false" fo:line-height="100%"/>
      <style:text-properties style:font-name="Arial" fo:font-size="14pt" fo:font-weight="bold" officeooo:rsid="0030f673" officeooo:paragraph-rsid="0030f673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margin-top="0in" fo:margin-bottom="0.0319in" loext:contextual-spacing="false"/>
      <style:text-properties style:font-name="Courier" fo:font-size="14pt" fo:language="da" fo:country="DK" officeooo:paragraph-rsid="002078b1" style:font-size-asian="14pt" style:font-size-complex="14pt"/>
    </style:style>
    <style:style style:name="P69" style:family="paragraph" style:parent-style-name="Standard">
      <style:paragraph-properties fo:margin-top="0in" fo:margin-bottom="0.0319in" loext:contextual-spacing="false"/>
      <style:text-properties style:font-name="Courier" fo:font-size="14pt" officeooo:rsid="003a7d11" officeooo:paragraph-rsid="003a7d11" style:font-size-asian="12.25pt" style:font-size-complex="14pt"/>
    </style:style>
    <style:style style:name="P70" style:family="paragraph" style:parent-style-name="Standard">
      <style:paragraph-properties fo:margin-top="0in" fo:margin-bottom="0.0319in" loext:contextual-spacing="false"/>
      <style:text-properties style:font-name="Courier" fo:font-size="14pt" officeooo:rsid="003a7d11" officeooo:paragraph-rsid="003ddc40" style:font-size-asian="12.25pt" style:font-size-complex="14pt"/>
    </style:style>
    <style:style style:name="P71" style:family="paragraph" style:parent-style-name="Standard">
      <style:paragraph-properties fo:margin-top="0in" fo:margin-bottom="0.0319in" loext:contextual-spacing="false"/>
      <style:text-properties style:font-name="Courier" fo:font-size="14pt" officeooo:rsid="003a7d11" officeooo:paragraph-rsid="003ef3a3" style:font-size-asian="12.25pt" style:font-size-complex="14pt"/>
    </style:style>
    <style:style style:name="P72" style:family="paragraph" style:parent-style-name="Standard">
      <style:paragraph-properties fo:margin-top="0in" fo:margin-bottom="0.0319in" loext:contextual-spacing="false"/>
      <style:text-properties style:font-name="Courier" fo:font-size="14pt" officeooo:rsid="004513a7" officeooo:paragraph-rsid="004513a7" style:font-size-asian="12.25pt" style:font-size-complex="14pt"/>
    </style:style>
    <style:style style:name="P73" style:family="paragraph" style:parent-style-name="Standard">
      <style:paragraph-properties fo:margin-top="0in" fo:margin-bottom="0.0319in" loext:contextual-spacing="false"/>
      <style:text-properties style:font-name="Courier" fo:font-size="14pt" officeooo:rsid="00468c76" officeooo:paragraph-rsid="00468c76" style:font-size-asian="14pt" style:font-size-complex="14pt"/>
    </style:style>
    <style:style style:name="P74" style:family="paragraph" style:parent-style-name="Standard">
      <style:paragraph-properties fo:margin-top="0in" fo:margin-bottom="0.0319in" loext:contextual-spacing="false"/>
      <style:text-properties style:font-name="Courier" fo:font-size="14pt" officeooo:rsid="004a6169" officeooo:paragraph-rsid="004a6169" style:font-size-asian="14pt" style:font-size-complex="14pt"/>
    </style:style>
    <style:style style:name="P75" style:family="paragraph" style:parent-style-name="Standard">
      <style:paragraph-properties fo:margin-top="0in" fo:margin-bottom="0.0319in" loext:contextual-spacing="false"/>
      <style:text-properties style:font-name="Arial" fo:font-size="14pt" officeooo:rsid="004d19af" officeooo:paragraph-rsid="004d19af" style:font-size-asian="12.25pt" style:font-size-complex="14pt"/>
    </style:style>
    <style:style style:name="P76" style:family="paragraph" style:parent-style-name="Standard">
      <style:paragraph-properties fo:margin-top="0in" fo:margin-bottom="0.0319in" loext:contextual-spacing="false"/>
      <style:text-properties style:font-name="Arial" fo:font-size="14pt" officeooo:rsid="004d19af" officeooo:paragraph-rsid="004e967c" style:font-size-asian="12.25pt" style:font-size-complex="14pt"/>
    </style:style>
    <style:style style:name="P77" style:family="paragraph" style:parent-style-name="Standard">
      <style:paragraph-properties fo:margin-top="0in" fo:margin-bottom="0.0319in" loext:contextual-spacing="false"/>
      <style:text-properties style:font-name="Arial" fo:font-size="14pt" officeooo:rsid="004d19af" officeooo:paragraph-rsid="00851285" style:font-size-asian="12.25pt" style:font-size-complex="14pt"/>
    </style:style>
    <style:style style:name="P78" style:family="paragraph" style:parent-style-name="Standard">
      <style:paragraph-properties fo:margin-top="0in" fo:margin-bottom="0.0319in" loext:contextual-spacing="false"/>
      <style:text-properties style:font-name="Arial" fo:font-size="14pt" officeooo:rsid="00851285" officeooo:paragraph-rsid="00851285" style:font-size-asian="12.25pt" style:font-size-complex="14pt"/>
    </style:style>
    <style:style style:name="P79" style:family="paragraph" style:parent-style-name="Standard">
      <style:paragraph-properties fo:margin-top="0in" fo:margin-bottom="0.0319in" loext:contextual-spacing="false"/>
      <style:text-properties style:font-name="Arial" fo:font-size="14pt" officeooo:rsid="0086765c" officeooo:paragraph-rsid="0086765c" style:font-size-asian="12.25pt" style:font-size-complex="14pt"/>
    </style:style>
    <style:style style:name="P80" style:family="paragraph" style:parent-style-name="Standard">
      <style:paragraph-properties fo:margin-top="0in" fo:margin-bottom="0.0319in" loext:contextual-spacing="false"/>
      <style:text-properties style:font-name="Arial" fo:font-size="14pt" officeooo:rsid="0087b651" officeooo:paragraph-rsid="0087b651" style:font-size-asian="12.25pt" style:font-size-complex="14pt"/>
    </style:style>
    <style:style style:name="P81" style:family="paragraph" style:parent-style-name="Standard">
      <style:paragraph-properties fo:margin-top="0in" fo:margin-bottom="0.0319in" loext:contextual-spacing="false"/>
      <style:text-properties style:font-name="Arial" fo:font-size="14pt" officeooo:rsid="00468c76" officeooo:paragraph-rsid="00468c76" style:font-size-asian="14pt" style:font-size-complex="14pt"/>
    </style:style>
    <style:style style:name="P82" style:family="paragraph" style:parent-style-name="Standard">
      <style:paragraph-properties fo:margin-top="0in" fo:margin-bottom="0.0319in" loext:contextual-spacing="false"/>
      <style:text-properties style:font-name="Arial" fo:font-size="14pt" officeooo:rsid="00477acc" officeooo:paragraph-rsid="00477acc" style:font-size-asian="14pt" style:font-size-complex="14pt"/>
    </style:style>
    <style:style style:name="P83" style:family="paragraph" style:parent-style-name="Standard">
      <style:paragraph-properties fo:margin-top="0in" fo:margin-bottom="0.0319in" loext:contextual-spacing="false"/>
      <style:text-properties style:font-name="Arial" fo:font-size="14pt" officeooo:rsid="004a6169" officeooo:paragraph-rsid="004a6169" style:font-size-asian="14pt" style:font-size-complex="14pt"/>
    </style:style>
    <style:style style:name="P84" style:family="paragraph" style:parent-style-name="Standard">
      <style:paragraph-properties fo:margin-top="0in" fo:margin-bottom="0.0319in" loext:contextual-spacing="false"/>
      <style:text-properties style:font-name="Arial" fo:font-size="14pt" fo:font-weight="bold" officeooo:rsid="004a6169" officeooo:paragraph-rsid="004a616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top="0in" fo:margin-bottom="0.0319in" loext:contextual-spacing="false"/>
      <style:text-properties officeooo:paragraph-rsid="00851285"/>
    </style:style>
    <style:style style:name="P86" style:family="paragraph" style:parent-style-name="kommandoer_20_og_20_kildetekster">
      <style:paragraph-properties fo:margin-top="0in" fo:margin-bottom="0.0319in" loext:contextual-spacing="false"/>
      <style:text-properties style:font-name="Courier" fo:font-size="14pt" fo:font-weight="normal" officeooo:paragraph-rsid="002078b1" style:font-size-asian="14pt" style:font-weight-asian="normal" style:font-size-complex="14pt" style:font-weight-complex="normal"/>
    </style:style>
    <style:style style:name="P87" style:family="paragraph" style:parent-style-name="kommandoer_20_og_20_kildetekster">
      <style:paragraph-properties fo:margin-top="0in" fo:margin-bottom="0.0319in" loext:contextual-spacing="false"/>
      <style:text-properties style:font-name="Courier" fo:font-size="14pt" fo:language="da" fo:country="DK" fo:font-weight="normal" officeooo:paragraph-rsid="002078b1" style:font-size-asian="14pt" style:font-weight-asian="normal" style:font-size-complex="14pt" style:font-weight-complex="normal"/>
    </style:style>
    <style:style style:name="P88" style:family="paragraph" style:parent-style-name="kommandoer_20_og_20_kildetekster">
      <style:paragraph-properties fo:margin-top="0in" fo:margin-bottom="0.0319in" loext:contextual-spacing="false"/>
      <style:text-properties style:font-name="Courier" fo:font-size="14pt" fo:language="en" fo:country="GB" fo:font-weight="normal" officeooo:paragraph-rsid="002078b1" style:font-size-asian="14pt" style:font-weight-asian="normal" style:font-size-complex="14pt" style:font-weight-complex="normal"/>
    </style:style>
    <style:style style:name="P89" style:family="paragraph" style:parent-style-name="kommandoer_20_og_20_kildetekster">
      <style:paragraph-properties fo:margin-top="0in" fo:margin-bottom="0.0319in" loext:contextual-spacing="false"/>
      <style:text-properties style:font-name="Courier" fo:language="da" fo:country="DK" fo:font-weight="normal" officeooo:paragraph-rsid="002078b1" style:font-weight-asian="normal" style:font-weight-complex="normal"/>
    </style:style>
    <style:style style:name="P90" style:family="paragraph" style:parent-style-name="Footnote">
      <style:paragraph-properties fo:margin-top="0in" fo:margin-bottom="0.0319in" loext:contextual-spacing="false"/>
      <style:text-properties style:font-name="Courier" fo:font-size="14pt" fo:language="en" fo:country="GB" fo:font-weight="normal" officeooo:paragraph-rsid="002078b1" style:font-size-asian="14pt" style:font-weight-asian="normal" style:font-name-complex="Courier New" style:font-size-complex="14pt" style:font-weight-complex="normal"/>
    </style:style>
    <style:style style:name="P91" style:family="paragraph" style:parent-style-name="kommandoer_20_og_20_kildetekster">
      <style:paragraph-properties fo:margin-top="0in" fo:margin-bottom="0in" loext:contextual-spacing="false"/>
      <style:text-properties style:font-name="Courier" fo:font-size="16pt" fo:language="da" fo:country="DK" fo:font-weight="bold" officeooo:paragraph-rsid="002078b1" style:font-size-asian="16pt" style:font-weight-asian="bold" style:font-size-complex="16pt"/>
    </style:style>
    <style:style style:name="P92" style:family="paragraph" style:parent-style-name="kommandoer_20_og_20_kildetekster">
      <style:paragraph-properties fo:margin-top="0in" fo:margin-bottom="0in" loext:contextual-spacing="false"/>
      <style:text-properties style:font-name="Courier" fo:font-size="16pt" fo:language="da" fo:country="DK" fo:font-weight="normal" officeooo:paragraph-rsid="002078b1" style:font-size-asian="16pt" style:font-weight-asian="normal" style:font-size-complex="16pt" style:font-weight-complex="normal"/>
    </style:style>
    <style:style style:name="P93" style:family="paragraph" style:parent-style-name="kommandoer_20_og_20_kildetekster">
      <style:paragraph-properties fo:margin-top="0in" fo:margin-bottom="0in" loext:contextual-spacing="false"/>
      <style:text-properties style:font-name="Courier" fo:font-size="16pt" fo:font-weight="normal" officeooo:paragraph-rsid="002078b1" style:font-size-asian="16pt" style:font-weight-asian="normal" style:font-size-complex="16pt" style:font-weight-complex="normal"/>
    </style:style>
    <style:style style:name="P94" style:family="paragraph" style:parent-style-name="kommandoer_20_og_20_kildetekster">
      <style:paragraph-properties fo:margin-top="0in" fo:margin-bottom="0in" loext:contextual-spacing="false"/>
      <style:text-properties style:font-name="Courier" fo:font-size="16pt" fo:language="en" fo:country="GB" fo:font-weight="normal" officeooo:paragraph-rsid="002078b1" style:font-size-asian="16pt" style:font-weight-asian="normal" style:font-size-complex="16pt" style:font-weight-complex="normal"/>
    </style:style>
    <style:style style:name="P95" style:family="paragraph" style:parent-style-name="kommandoer_20_og_20_kildetekster">
      <style:paragraph-properties fo:margin-top="0in" fo:margin-bottom="0in" loext:contextual-spacing="false"/>
      <style:text-properties style:font-name="Courier" fo:font-size="14pt" fo:language="da" fo:country="DK" fo:font-weight="normal" officeooo:paragraph-rsid="002078b1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margin-top="0in" fo:margin-bottom="0in" loext:contextual-spacing="false"/>
      <style:text-properties style:font-name="Arial" fo:font-size="14pt" style:font-size-asian="14pt" style:font-size-complex="14pt"/>
    </style:style>
    <style:style style:name="P97" style:family="paragraph" style:parent-style-name="Standard">
      <style:paragraph-properties fo:margin-top="0in" fo:margin-bottom="0in" loext:contextual-spacing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top="0in" fo:margin-bottom="0in" loext:contextual-spacing="false"/>
      <style:text-properties style:font-name="Arial" fo:font-size="14pt" fo:language="da" fo:country="DK" officeooo:rsid="00303ae4" officeooo:paragraph-rsid="00303ae4" style:font-size-asian="14pt" style:font-size-complex="14pt"/>
    </style:style>
    <style:style style:name="P99" style:family="paragraph" style:parent-style-name="Standard">
      <style:paragraph-properties fo:margin-top="0in" fo:margin-bottom="0in" loext:contextual-spacing="false"/>
      <style:text-properties style:font-name="Courier" fo:font-size="14pt" fo:language="da" fo:country="DK" fo:font-weight="normal" officeooo:paragraph-rsid="002078b1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margin-top="0in" fo:margin-bottom="0in" loext:contextual-spacing="false"/>
      <style:text-properties style:font-name="Courier" fo:font-size="16pt" fo:font-weight="normal" officeooo:paragraph-rsid="002078b1" style:font-size-asian="16pt" style:font-weight-asian="normal" style:font-size-complex="16pt" style:font-weight-complex="normal"/>
    </style:style>
    <style:style style:name="P10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officeooo:paragraph-rsid="002078b1"/>
    </style:style>
    <style:style style:name="P10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language="da" fo:country="DK" officeooo:paragraph-rsid="002078b1"/>
    </style:style>
    <style:style style:name="P10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4pt" fo:language="da" fo:country="DK" officeooo:paragraph-rsid="002078b1" style:font-size-asian="14pt" style:font-size-complex="14pt"/>
    </style:style>
    <style:style style:name="P104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style:font-name="Arial" fo:font-size="14pt" fo:language="da" fo:country="DK" officeooo:rsid="006930a8" officeooo:paragraph-rsid="006930a8" style:font-size-asian="14pt" style:font-size-complex="14pt"/>
    </style:style>
    <style:style style:name="P105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language="da" fo:country="DK" officeooo:paragraph-rsid="0024816e" style:font-size-asian="14pt" style:font-size-complex="14pt"/>
    </style:style>
    <style:style style:name="P10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fo:language="da" fo:country="DK" officeooo:paragraph-rsid="0024816e" style:font-size-asian="14pt" style:font-name-complex="Arial1" style:font-size-complex="14pt"/>
    </style:style>
    <style:style style:name="P107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/>
      <style:text-properties fo:font-size="14pt" officeooo:paragraph-rsid="0024816e" style:font-size-asian="14pt" style:font-name-complex="Arial1" style:font-size-complex="14pt"/>
    </style:style>
    <style:style style:name="P108" style:family="paragraph" style:parent-style-name="Caption">
      <style:text-properties style:font-name="Arial" fo:font-size="14pt" fo:language="da" fo:country="DK" officeooo:paragraph-rsid="002078b1" style:font-size-asian="14pt" style:font-size-complex="14pt"/>
    </style:style>
    <style:style style:name="P109" style:family="paragraph" style:parent-style-name="Caption">
      <style:text-properties fo:font-size="14pt" fo:language="da" fo:country="DK" officeooo:paragraph-rsid="0024816e" style:font-size-asian="14pt" style:font-size-complex="14pt"/>
    </style:style>
    <style:style style:name="P110" style:family="paragraph" style:parent-style-name="Caption">
      <style:text-properties fo:font-size="18pt" style:font-size-asian="18pt" style:font-size-complex="18pt"/>
    </style:style>
    <style:style style:name="P111" style:family="paragraph" style:parent-style-name="Heading_20_2">
      <style:text-properties style:font-name="Arial" fo:font-size="14pt" fo:font-weight="bold" style:font-size-asian="14pt" style:font-weight-asian="bold" style:font-size-complex="14pt" style:font-weight-complex="bold"/>
    </style:style>
    <style:style style:name="P112" style:family="paragraph" style:parent-style-name="Heading_20_2">
      <style:text-properties style:font-name="Arial" fo:font-size="14pt" officeooo:rsid="00468c76" officeooo:paragraph-rsid="005d75c5" style:font-size-asian="14pt" style:font-size-complex="14pt"/>
    </style:style>
    <style:style style:name="P113" style:family="paragraph" style:parent-style-name="Heading_20_2">
      <style:text-properties style:font-name="Arial" fo:font-size="14pt" officeooo:rsid="004d19af" officeooo:paragraph-rsid="005eebe9" style:font-size-asian="12.25pt" style:font-size-complex="14pt"/>
    </style:style>
    <style:style style:name="P114" style:family="paragraph" style:parent-style-name="Heading_20_2">
      <style:text-properties officeooo:paragraph-rsid="005d75c5"/>
    </style:style>
    <style:style style:name="P115" style:family="paragraph" style:parent-style-name="Heading_20_2">
      <style:text-properties officeooo:paragraph-rsid="005eebe9"/>
    </style:style>
    <style:style style:name="P116" style:family="paragraph" style:parent-style-name="Heading_20_2">
      <style:text-properties officeooo:paragraph-rsid="006426df"/>
    </style:style>
    <style:style style:name="P117" style:family="paragraph" style:parent-style-name="Heading_20_2">
      <style:paragraph-properties fo:line-height="100%"/>
    </style:style>
    <style:style style:name="P118" style:family="paragraph" style:parent-style-name="Heading_20_2">
      <style:text-properties officeooo:paragraph-rsid="00851285"/>
    </style:style>
    <style:style style:name="P119" style:family="paragraph" style:parent-style-name="Heading_20_2">
      <style:text-properties officeooo:paragraph-rsid="0086765c"/>
    </style:style>
    <style:style style:name="P120" style:family="paragraph" style:parent-style-name="Heading_20_2">
      <style:text-properties officeooo:paragraph-rsid="0087b651"/>
    </style:style>
    <style:style style:name="P121" style:family="paragraph" style:parent-style-name="Heading_20_2">
      <style:text-properties style:font-name="Tahoma1" fo:font-size="14pt" officeooo:rsid="003a7d11" officeooo:paragraph-rsid="005d75c5" style:font-size-asian="12.25pt" style:font-size-complex="14pt"/>
    </style:style>
    <style:style style:name="P122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123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24" style:family="paragraph" style:parent-style-name="Standard" style:master-page-name="">
      <loext:graphic-properties draw:fill="none"/>
      <style:paragraph-properties fo:margin-left="0in" fo:margin-right="3.3752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</style:style>
    <style:style style:name="P125" style:family="paragraph" style:parent-style-name="Heading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6" style:family="paragraph" style:parent-style-name="Text_20_body" style:master-page-name="Standard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127" style:family="paragraph" style:parent-style-name="Standard" style:list-style-name="L1">
      <style:text-properties style:font-name="Arial" fo:font-size="14pt" style:font-size-asian="14pt" style:font-size-complex="14pt"/>
    </style:style>
    <style:style style:name="P128" style:family="paragraph" style:parent-style-name="Standard" style:list-style-name="L2">
      <style:text-properties style:font-name="Arial" fo:font-size="14pt" officeooo:rsid="0030f673" officeooo:paragraph-rsid="0030f673" style:font-size-asian="12.25pt" style:font-size-complex="14pt"/>
    </style:style>
    <style:style style:name="P129" style:family="paragraph" style:parent-style-name="Standard" style:list-style-name="L3">
      <style:text-properties style:font-name="Tahoma1" fo:font-size="14pt" officeooo:rsid="003a7d11" officeooo:paragraph-rsid="003a7d11" style:font-size-asian="12.25pt" style:font-size-complex="14pt"/>
    </style:style>
    <style:style style:name="P130" style:family="paragraph" style:parent-style-name="Standard" style:list-style-name="L4">
      <style:paragraph-properties fo:margin-top="0in" fo:margin-bottom="0.0319in" loext:contextual-spacing="false"/>
      <style:text-properties style:font-name="Arial" fo:font-size="14pt" officeooo:rsid="004a6169" officeooo:paragraph-rsid="004a6169" style:font-size-asian="14pt" style:font-size-complex="14pt"/>
    </style:style>
    <style:style style:name="P131" style:family="paragraph" style:parent-style-name="Standard" style:list-style-name="L5">
      <style:paragraph-properties fo:margin-top="0in" fo:margin-bottom="0.0319in" loext:contextual-spacing="false"/>
      <style:text-properties style:font-name="Arial" fo:font-size="14pt" officeooo:rsid="004a6169" officeooo:paragraph-rsid="004a6169" style:font-size-asian="14pt" style:font-size-complex="14pt"/>
    </style:style>
    <style:style style:name="P132" style:family="paragraph" style:parent-style-name="Standard" style:list-style-name="L6">
      <style:paragraph-properties fo:margin-top="0in" fo:margin-bottom="0.0319in" loext:contextual-spacing="false"/>
      <style:text-properties style:font-name="Arial" fo:font-size="14pt" officeooo:rsid="0087b651" officeooo:paragraph-rsid="0087b651" style:font-size-asian="12.25pt" style:font-size-complex="14pt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e316b" style:font-size-asian="10pt" style:font-size-complex="10pt"/>
    </style:style>
    <style:style style:name="T3" style:family="text">
      <style:text-properties officeooo:rsid="001e316b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da" fo:country="DK"/>
    </style:style>
    <style:style style:name="T7" style:family="text">
      <style:text-properties fo:language="da" fo:country="DK" style:font-name-complex="Arial1"/>
    </style:style>
    <style:style style:name="T8" style:family="text">
      <style:text-properties fo:language="da" fo:country="DK" officeooo:rsid="0024816e"/>
    </style:style>
    <style:style style:name="T9" style:family="text">
      <style:text-properties fo:language="da" fo:country="DK" officeooo:rsid="002620ef"/>
    </style:style>
    <style:style style:name="T10" style:family="text">
      <style:text-properties fo:language="da" fo:country="DK" officeooo:rsid="002e648a"/>
    </style:style>
    <style:style style:name="T11" style:family="text">
      <style:text-properties fo:language="da" fo:country="DK" officeooo:rsid="005bdf4a"/>
    </style:style>
    <style:style style:name="T12" style:family="text">
      <style:text-properties fo:language="da" fo:country="DK" style:text-underline-style="solid" style:text-underline-width="auto" style:text-underline-color="font-color"/>
    </style:style>
    <style:style style:name="T13" style:family="text">
      <style:text-properties fo:language="en" fo:country="GB"/>
    </style:style>
    <style:style style:name="T14" style:family="text">
      <style:text-properties fo:language="en" fo:country="GB" officeooo:rsid="005bdf4a"/>
    </style:style>
    <style:style style:name="T15" style:family="text">
      <style:text-properties style:font-name="Courier New" fo:language="da" fo:country="DK"/>
    </style:style>
    <style:style style:name="T16" style:family="text">
      <style:text-properties style:font-name="Tahoma1"/>
    </style:style>
    <style:style style:name="T17" style:family="text">
      <style:text-properties style:font-name="Tahoma1" fo:language="da" fo:country="DK"/>
    </style:style>
    <style:style style:name="T18" style:family="text">
      <style:text-properties style:font-name="Tahoma1" fo:font-size="14pt" officeooo:rsid="003a7d11" style:font-size-asian="12.25pt" style:font-size-complex="14pt"/>
    </style:style>
    <style:style style:name="T19" style:family="text">
      <style:text-properties style:font-name="Tahoma1" officeooo:rsid="003c7c16"/>
    </style:style>
    <style:style style:name="T20" style:family="text">
      <style:text-properties style:font-name="Courier"/>
    </style:style>
    <style:style style:name="T21" style:family="text">
      <style:text-properties style:font-name="Courier" fo:language="da" fo:country="DK"/>
    </style:style>
    <style:style style:name="T22" style:family="text">
      <style:text-properties style:font-name="Arial" fo:font-size="14pt" fo:language="da" fo:country="DK" style:font-size-asian="14pt" style:font-size-complex="14pt"/>
    </style:style>
    <style:style style:name="T23" style:family="text">
      <style:text-properties style:font-name="Arial" fo:font-size="14pt" style:font-size-asian="14pt" style:font-size-complex="14pt"/>
    </style:style>
    <style:style style:name="T24" style:family="text">
      <style:text-properties style:font-name="Arial" fo:font-size="14pt" style:font-size-asian="12.25pt" style:font-size-complex="14pt"/>
    </style:style>
    <style:style style:name="T25" style:family="text">
      <style:text-properties style:font-name="Arial" fo:font-size="14pt" officeooo:rsid="003656d3" style:font-size-asian="12.25pt" style:font-size-complex="14pt"/>
    </style:style>
    <style:style style:name="T26" style:family="text">
      <style:text-properties style:font-name="Courier New2" fo:language="da" fo:country="DK"/>
    </style:style>
    <style:style style:name="T27" style:family="text">
      <style:text-properties officeooo:rsid="002620ef"/>
    </style:style>
    <style:style style:name="T28" style:family="text">
      <style:text-properties officeooo:rsid="002707c6"/>
    </style:style>
    <style:style style:name="T29" style:family="text">
      <style:text-properties officeooo:rsid="00287fa3"/>
    </style:style>
    <style:style style:name="T30" style:family="text">
      <style:text-properties officeooo:rsid="003c7c16"/>
    </style:style>
    <style:style style:name="T31" style:family="text">
      <style:text-properties style:font-name="Arial1" fo:language="da" fo:country="DK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officeooo:rsid="00566c9d"/>
    </style:style>
    <style:style style:name="T36" style:family="text">
      <style:text-properties officeooo:rsid="005bdf4a"/>
    </style:style>
    <style:style style:name="T37" style:family="text">
      <style:text-properties officeooo:rsid="005d70ca"/>
    </style:style>
    <style:style style:name="T38" style:family="text">
      <style:text-properties officeooo:rsid="005d75c5"/>
    </style:style>
    <style:style style:name="T39" style:family="text">
      <style:text-properties officeooo:rsid="005eebe9"/>
    </style:style>
    <style:style style:name="T40" style:family="text">
      <style:text-properties officeooo:rsid="00691c55"/>
    </style:style>
    <style:style style:name="T41" style:family="text">
      <style:text-properties officeooo:rsid="006930a8"/>
    </style:style>
    <style:style style:name="T42" style:family="text">
      <style:text-properties officeooo:rsid="0071d07c"/>
    </style:style>
    <style:style style:name="T43" style:family="text">
      <style:text-properties officeooo:rsid="0075f073"/>
    </style:style>
    <style:style style:name="T44" style:family="text">
      <style:text-properties officeooo:rsid="007bd6c9"/>
    </style:style>
    <style:style style:name="T45" style:family="text">
      <style:text-properties officeooo:rsid="00851285"/>
    </style:style>
    <style:style style:name="T46" style:family="text">
      <style:text-properties officeooo:rsid="0086765c"/>
    </style:style>
    <style:style style:name="T47" style:family="text">
      <style:text-properties officeooo:rsid="008be49a"/>
    </style:style>
    <style:style style:name="T48" style:family="text">
      <style:text-properties officeooo:rsid="008ffc62"/>
    </style:style>
    <style:style style:name="T49" style:family="text">
      <style:text-properties officeooo:rsid="008ffc7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pgave_1."/>
        <text:sequence-decl text:display-outline-level="0" text:name="Opgave_2."/>
        <text:sequence-decl text:display-outline-level="0" text:name="Opgave_3."/>
        <text:sequence-decl text:display-outline-level="0" text:name="Øvelse_4."/>
        <text:sequence-decl text:display-outline-level="0" text:name="Opgave_4."/>
      </text:sequence-decls>
      <text:p text:style-name="P126"><text:bookmark-start text:name="__RefHeading___Toc29011_206775681"/><text:bookmark-start text:name="_Toc377732347"/>Kursus <text:bookmark-end text:name="_Toc377732347"/><text:span text:style-name="T3">LX-100 / SU-100</text:span><text:bookmark-end text:name="__RefHeading___Toc29011_206775681"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3"><text:bookmark-start text:name="__RefHeading___Toc29013_206775681"/>Linux / <text:span text:style-name="T3">UNIX</text:span> <text:line-break/>Grundkursus<text:bookmark-end text:name="__RefHeading___Toc29013_206775681"/></text:p>
      <text:p text:style-name="P123"/>
      <text:p text:style-name="P123">Øvelser</text:p>
      <text:p text:style-name="P46"/>
      <text:p text:style-name="P4"/>
      <text:p text:style-name="P48">Indholdsfortegnelse <text:span text:style-name="T35">øvelser</text:span></text:p>
      <text:p text:style-name="P124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Heading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25" text:outline-level="4"><text:a xlink:type="simple" xlink:href="#__RefHeading___Toc29062_206775681" text:style-name="Internet_20_link" text:visited-style-name="Visited_20_Internet_20_Link">Modul 3 UNIX/Linux: Filosofi og Syntaks<text:tab/>3</text:a></text:h>
          <text:h text:style-name="P125" text:outline-level="4"><text:a xlink:type="simple" xlink:href="#__RefHeading___Toc30150_206775681" text:style-name="Internet_20_link" text:visited-style-name="Visited_20_Internet_20_Link">Modul 4 - Dokumentation og hjælp<text:tab/>8</text:a></text:h>
          <text:h text:style-name="P125" text:outline-level="4"><text:a xlink:type="simple" xlink:href="#__RefHeading___Toc32771_206775681" text:style-name="Internet_20_link" text:visited-style-name="Visited_20_Internet_20_Link">Modul 5 - vi-editoren<text:tab/>10</text:a></text:h>
          <text:h text:style-name="P125" text:outline-level="4"><text:a xlink:type="simple" xlink:href="#__RefHeading___Toc34805_206775681" text:style-name="Internet_20_link" text:visited-style-name="Visited_20_Internet_20_Link">Modul 6 - Filtræet<text:tab/>16</text:a></text:h>
          <text:h text:style-name="P125" text:outline-level="4"><text:a xlink:type="simple" xlink:href="#__RefHeading___Toc38893_206775681" text:style-name="Internet_20_link" text:visited-style-name="Visited_20_Internet_20_Link">Modul 7 - Håndtering af data og filer<text:tab/>18</text:a></text:h>
          <text:h text:style-name="P125" text:outline-level="4"><text:a xlink:type="simple" xlink:href="#__RefHeading___Toc16540_1257487418" text:style-name="Internet_20_link" text:visited-style-name="Visited_20_Internet_20_Link">Modul 8 - Håndtering af printere<text:tab/>26</text:a></text:h>
          <text:h text:style-name="P125" text:outline-level="4"><text:a xlink:type="simple" xlink:href="#__RefHeading___Toc16578_1257487418" text:style-name="Internet_20_link" text:visited-style-name="Visited_20_Internet_20_Link">Modul 9 - Processer<text:tab/>27</text:a></text:h>
          <text:h text:style-name="P125" text:outline-level="4"><text:a xlink:type="simple" xlink:href="#__RefHeading___Toc16622_1257487418" text:style-name="Internet_20_link" text:visited-style-name="Visited_20_Internet_20_Link">Modul 10 - Shellen og dens funktion<text:tab/>30</text:a></text:h>
          <text:h text:style-name="P125" text:outline-level="4"><text:a xlink:type="simple" xlink:href="#__RefHeading___Toc19629_1257487418" text:style-name="Internet_20_link" text:visited-style-name="Visited_20_Internet_20_Link">Modul 11 - Tidsafhængig jobstart<text:tab/>36</text:a></text:h>
          <text:h text:style-name="P125" text:outline-level="4"><text:a xlink:type="simple" xlink:href="#__RefHeading___Toc19647_1257487418" text:style-name="Internet_20_link" text:visited-style-name="Visited_20_Internet_20_Link">Modul 12 - Brugere<text:tab/>37</text:a></text:h>
          <text:h text:style-name="P125" text:outline-level="4"><text:a xlink:type="simple" xlink:href="#__RefHeading___Toc19665_1257487418" text:style-name="Internet_20_link" text:visited-style-name="Visited_20_Internet_20_Link">Modul 13 - Filrettigheder<text:tab/>39</text:a></text:h>
          <text:h text:style-name="P125" text:outline-level="4"><text:a xlink:type="simple" xlink:href="#__RefHeading___Toc20867_1257487418" text:style-name="Internet_20_link" text:visited-style-name="Visited_20_Internet_20_Link">Modul 14 - Kopiering og komprimering<text:tab/>41</text:a></text:h>
          <text:h text:style-name="P125" text:outline-level="4"><text:a xlink:type="simple" xlink:href="#__RefHeading___Toc5591_1619789616" text:style-name="Internet_20_link" text:visited-style-name="Visited_20_Internet_20_Link">Modul 15 - Lokalnet, filoverførsel m.m.<text:tab/>43</text:a></text:h>
        </text:index-body>
      </text:table-of-content>
      <text:p text:style-name="P52"><text:tab/></text:p>
      <text:h text:style-name="P2" text:outline-level="1"><text:bookmark-start text:name="__RefHeading___Toc29062_206775681"/>Modul 3 <text:s/>UNIX/Linux: Filosofi og Syntaks<text:bookmark-end text:name="__RefHeading___Toc29062_206775681"/></text:h>
      <text:h text:style-name="P3" text:outline-level="1"/>
      <text:h text:style-name="Heading_20_2" text:outline-level="2"><text:bookmark-start text:name="__RefHeading___Toc29035_206775681"/><text:span text:style-name="T6">Øvelse </text:span><text:span text:style-name="T11">3.</text:span><text:span text:style-name="T6">1. </text:span><text:span text:style-name="T9">a</text:span><text:bookmark-end text:name="__RefHeading___Toc29035_206775681"/></text:h>
      <text:p text:style-name="P19">Sammenlign kommandoerne inden for hver ”gruppe”. </text:p>
      <text:p text:style-name="P18"><text:span text:style-name="T4">($-tegnet angiver promten. Afslut med RETUR efter hver kommando)</text:span><text:line-break/></text:p>
      <text:p text:style-name="P86">$ ls gurues</text:p>
      <text:p text:style-name="P86">$ ls –l gurues</text:p>
      <text:p text:style-name="P86"/>
      <text:p text:style-name="P86">$ ls dir</text:p>
      <text:p text:style-name="P86">$ ls –l dir</text:p>
      <text:p text:style-name="P86"/>
      <text:p text:style-name="P86">$ ls –l <text:s/>larkA larkB</text:p>
      <text:p text:style-name="P86">$ ls –lr larkA larkB</text:p>
      <text:p text:style-name="P86">$ ls –l <text:s/>larkB larkA</text:p>
      <text:p text:style-name="P16"/>
      <text:h text:style-name="Heading_20_2" text:outline-level="2"><text:bookmark-start text:name="__RefHeading___Toc29064_206775681"/><text:span text:style-name="T6">Øvelse </text:span><text:span text:style-name="T11">3.</text:span><text:span text:style-name="T6">1. </text:span><text:span text:style-name="T9">b</text:span><text:bookmark-end text:name="__RefHeading___Toc29064_206775681"/></text:h>
      <text:p text:style-name="P19">Er der forskel på følgende to kommandoer:</text:p>
      <text:p text:style-name="P88">$ ls –li gurues</text:p>
      <text:p text:style-name="P88">$ ls –il gurues</text:p>
      <text:p text:style-name="P8"/>
      <text:h text:style-name="Heading_20_2" text:outline-level="2"><text:bookmark-start text:name="__RefHeading___Toc29066_206775681"/><text:span text:style-name="T6">Øvelse </text:span><text:span text:style-name="T11">3.</text:span><text:span text:style-name="T6">1. </text:span><text:span text:style-name="T9">c</text:span><text:bookmark-end text:name="__RefHeading___Toc29066_206775681"/></text:h>
      <text:p text:style-name="P19">Sammenlign følgende kommandoer. </text:p>
      <text:p text:style-name="P86">$ ls –l lark</text:p>
      <text:p text:style-name="P86">$ ls –lc lark</text:p>
      <text:p text:style-name="P87">$ ls –lu lark</text:p>
      <text:p text:style-name="P19"/>
      <text:p text:style-name="P108"/>
      <text:h text:style-name="Heading_20_2" text:outline-level="2"><text:bookmark-start text:name="__RefHeading___Toc29068_206775681"/><text:soft-page-break/><text:span text:style-name="T6">Øvelse </text:span><text:span text:style-name="T11">3.</text:span><text:span text:style-name="T6">1. </text:span><text:span text:style-name="T9">d</text:span><text:bookmark-end text:name="__RefHeading___Toc29068_206775681"/></text:h>
      <text:p text:style-name="P19">Hvad er forskellen på følgende kommandoer:</text:p>
      <text:p text:style-name="P88">$ ls </text:p>
      <text:p text:style-name="P88">$ ls –m</text:p>
      <text:p text:style-name="P88">$ ls –x</text:p>
      <text:p text:style-name="P88">$ ls –R</text:p>
      <text:p text:style-name="P88">$ ls -F</text:p>
      <text:p text:style-name="P19"/>
      <text:h text:style-name="P53" text:outline-level="2"><text:bookmark-start text:name="__RefHeading___Toc29118_206775681"/><text:span text:style-name="T6">Øvelse </text:span><text:span text:style-name="T11">3.</text:span><text:span text:style-name="T6">2. </text:span><text:span text:style-name="T8">a</text:span><text:bookmark-end text:name="__RefHeading___Toc29118_206775681"/></text:h>
      <text:p text:style-name="P19">Afprøv følgende kommandoer og iagttag forskellene. </text:p>
      <text:p text:style-name="P68"/>
      <text:p text:style-name="P88">$ cat dyr</text:p>
      <text:p text:style-name="P90">$ cat gurues</text:p>
      <text:p text:style-name="P87">$ cat dyr gurues</text:p>
      <text:p text:style-name="P87">$ cat gurues dyr</text:p>
      <text:p text:style-name="P87">$ cat gurues dyr &gt; fil4</text:p>
      <text:p text:style-name="P87">$ ls -l gurues dyr fil4</text:p>
      <text:p text:style-name="P87">$ cat fil4</text:p>
      <text:p text:style-name="P87"/>
      <text:p text:style-name="P87">$ ls dyr gurues</text:p>
      <text:p text:style-name="P87">$ ls gurues dyr</text:p>
      <text:p text:style-name="P87"/>
      <text:p text:style-name="P86">$ echo <text:span text:style-name="T13">dyr</text:span> gurues</text:p>
      <text:p text:style-name="P86">$ echo gurues<text:span text:style-name="T13"> dyr</text:span></text:p>
      <text:p text:style-name="P86"/>
      <text:p text:style-name="P87">$ cat</text:p>
      <text:p text:style-name="P19">…indtast dernæst et tilfældigt ord og tryk på RETUR. Gentag dette nogle gange og tryk tilsidst ^c (Ctrl+<text:span text:style-name="T40">c</text:span>).</text:p>
      <text:p text:style-name="P19"/>
      <text:h text:style-name="Heading_20_2" text:outline-level="2"><text:bookmark-start text:name="__RefHeading___Toc29120_206775681"/><text:span text:style-name="T6">Øvelse </text:span><text:span text:style-name="T11">3.</text:span><text:span text:style-name="T6">2. </text:span><text:span text:style-name="T8">b</text:span><text:bookmark-end text:name="__RefHeading___Toc29120_206775681"/></text:h>
      <text:p text:style-name="P19">Iagttag forskellene mellem:</text:p>
      <text:p text:style-name="P95">$ cat dyr1</text:p>
      <text:p text:style-name="P95"/>
      <text:p text:style-name="P95">$ cat –v dyr1</text:p>
      <text:p text:style-name="P99"/>
      <text:p text:style-name="P95">$ cat –vt dyr1</text:p>
      <text:p text:style-name="P103"/>
      <text:h text:style-name="P53" text:outline-level="2"><text:bookmark-start text:name="__RefHeading___Toc29122_206775681"/><text:span text:style-name="T6">Øvelse </text:span><text:span text:style-name="T11">3.</text:span><text:span text:style-name="T6">3. </text:span><text:span text:style-name="T8">a</text:span><text:bookmark-end text:name="__RefHeading___Toc29122_206775681"/></text:h>
      <text:p text:style-name="Standard"/>
      <text:p text:style-name="P19">Hvilken ugedag blev du født? Brug cal-kommandoen til at vise en kalender over din fødselsmåned. Du skal give cal 2 parametre: månedsnummer og årstal – fx: </text:p>
      <text:p text:style-name="P15"/>
      <text:p text:style-name="P89">$ cal 2 1947 </text:p>
      <text:p text:style-name="P60">(februar <text:s/>1947)</text:p>
      <text:p text:style-name="P15"/>
      <text:p text:style-name="P19">Afprøv også at indtaste disse eksempler:</text:p>
      <text:p text:style-name="P93">$ cal</text:p>
      <text:p text:style-name="P93"/>
      <text:p text:style-name="P93">$ cal 2</text:p>
      <text:p text:style-name="P93"/>
      <text:p text:style-name="P93">$ cal 1947</text:p>
      <text:p text:style-name="P93"/>
      <text:p text:style-name="P100">$ cal 9 1752 </text:p>
      <text:p text:style-name="P17">(en lidt speciel måned!)</text:p>
      <text:p text:style-name="P17"/>
      <text:p text:style-name="P94">$ cal 5000</text:p>
      <text:p text:style-name="P100"/>
      <text:p text:style-name="P92">$ cal 0</text:p>
      <text:p text:style-name="P91"/>
      <text:p text:style-name="P91"/>
      <text:p text:style-name="P91"/>
      <text:p text:style-name="P91"/>
      <text:p text:style-name="P15"/>
      <text:p text:style-name="P102"/>
      <text:h text:style-name="P53" text:outline-level="2"><text:bookmark-start text:name="__RefHeading___Toc29124_206775681"/><text:span text:style-name="T6">Øvelse </text:span><text:span text:style-name="T11">3.</text:span><text:span text:style-name="T6">4. </text:span><text:span text:style-name="T8">a</text:span><text:bookmark-end text:name="__RefHeading___Toc29124_206775681"/></text:h>
      <text:p text:style-name="P19">Gentag 5 af dine tidligere kommandoer.</text:p>
      <text:p text:style-name="P19">Vælg selv hvilke og i hvilken rækkefølge du vil gøre det i.</text:p>
      <text:p text:style-name="P102"/>
      <text:p text:style-name="P102"/>
      <text:p text:style-name="P102"/>
      <text:h text:style-name="Heading_20_2" text:outline-level="2"/>
      <text:h text:style-name="Heading_20_2" text:outline-level="2"><text:bookmark-start text:name="__RefHeading___Toc29128_206775681"/>Øvelse <text:span text:style-name="T36">3.</text:span>4. <text:span text:style-name="T41">b</text:span><text:bookmark-end text:name="__RefHeading___Toc29128_206775681"/></text:h>
      <text:p text:style-name="P101"><text:span text:style-name="T22"><text:line-break/>Hvor findes </text:span><text:span text:style-name="kommandoer_20_og_20_kildetekster_20_Char"><text:span text:style-name="T23">date</text:span></text:span><text:span text:style-name="T22">-kommandoen (dvs. filen/programmet)?</text:span></text:p>
      <text:p text:style-name="P101"><text:span text:style-name="T22">Hvad laver </text:span><text:span text:style-name="kommandoer_20_og_20_kildetekster_20_Char"><text:span text:style-name="T23">date</text:span></text:span><text:span text:style-name="T22">-kommandoen?</text:span></text:p>
      <text:p text:style-name="P104"/>
      <text:p text:style-name="P38"/>
      <text:p text:style-name="P56"/>
      <text:h text:style-name="P1" text:outline-level="1"><text:bookmark-start text:name="__RefHeading___Toc30150_206775681"/><text:span text:style-name="T6">Modul </text:span><text:span text:style-name="T8">4</text:span><text:span text:style-name="T6"> <text:s/>- </text:span><text:span text:style-name="T17">Dokumentation og hjælp</text:span><text:bookmark-end text:name="__RefHeading___Toc30150_206775681"/></text:h>
      <text:h text:style-name="Heading_20_2" text:outline-level="2"><text:bookmark-start text:name="__RefHeading___Toc30152_206775681"/><text:span text:style-name="T6">Øvelse </text:span><text:span text:style-name="T11">4.</text:span><text:span text:style-name="T6">1. </text:span><text:span text:style-name="T8">a</text:span><text:bookmark-end text:name="__RefHeading___Toc30152_206775681"/></text:h>
      <text:p text:style-name="P40"><text:span text:style-name="T6">Find nogle </text:span><text:span text:style-name="T12">ikke</text:span><text:span text:style-name="T6"> gyldige flag til kommandoen </text:span><text:span text:style-name="T21">ls</text:span></text:p>
      <text:p text:style-name="P42"/>
      <text:h text:style-name="Heading_20_2" text:outline-level="2"><text:bookmark-start text:name="__RefHeading___Toc30154_206775681"/><text:span text:style-name="T6">Øvelse </text:span><text:span text:style-name="T11">4.</text:span><text:span text:style-name="T6">1. </text:span><text:span text:style-name="T8">b</text:span><text:bookmark-end text:name="__RefHeading___Toc30154_206775681"/></text:h>
      <text:p text:style-name="P40"><text:span text:style-name="T6">Hvordan påvirker flaget </text:span><text:span text:style-name="T21">–F</text:span><text:span text:style-name="T15"> </text:span><text:span text:style-name="T6">kommandoen </text:span><text:span text:style-name="T21">ls</text:span><text:span text:style-name="T26"> </text:span><text:span text:style-name="T6">?</text:span></text:p>
      <text:p text:style-name="P40"><text:span text:style-name="T6">Hvad får man med: </text:span><text:span text:style-name="T21">ls –lt</text:span></text:p>
      <text:p text:style-name="P42"/>
      <text:h text:style-name="Heading_20_2" text:outline-level="2"><text:bookmark-start text:name="__RefHeading___Toc30156_206775681"/><text:span text:style-name="T6">Øvelse </text:span><text:span text:style-name="T11">4.</text:span><text:span text:style-name="T6">1. </text:span><text:span text:style-name="T8">c</text:span><text:bookmark-end text:name="__RefHeading___Toc30156_206775681"/></text:h>
      <text:p text:style-name="P40"><text:span text:style-name="T7">Hvad bruges kommandoen </text:span><text:span text:style-name="T15">find </text:span><text:span text:style-name="T7">til?</text:span></text:p>
      <text:p text:style-name="P105"/>
      <text:p text:style-name="P42"/>
      <text:h text:style-name="Heading_20_2" text:outline-level="2"><text:bookmark-start text:name="__RefHeading___Toc30158_206775681"/><text:span text:style-name="T6">Øvelse </text:span><text:span text:style-name="T11">4.</text:span><text:span text:style-name="T6">2. </text:span><text:span text:style-name="T8">a</text:span><text:bookmark-end text:name="__RefHeading___Toc30158_206775681"/></text:h>
      <text:p text:style-name="P42">Find nogle korte forklaringer til følgende kommandoer:</text:p>
      <text:p text:style-name="P61">cat</text:p>
      <text:p text:style-name="P61">find</text:p>
      <text:p text:style-name="P61">ls</text:p>
      <text:p text:style-name="P61">nl</text:p>
      <text:p text:style-name="P107"/>
      <text:p text:style-name="P41"/>
      <text:h text:style-name="Heading_20_2" text:outline-level="2"><text:bookmark-start text:name="__RefHeading___Toc30160_206775681"/><text:span text:style-name="T13">Øvelse </text:span><text:span text:style-name="T14">4.</text:span>3. <text:span text:style-name="T27">a</text:span><text:bookmark-end text:name="__RefHeading___Toc30160_206775681"/></text:h>
      <text:p text:style-name="P42">Find de kommandoer, der har følgende nøgleord i deres korte beskrivelser:</text:p>
      <text:p text:style-name="P62">copy</text:p>
      <text:p text:style-name="P62">mail</text:p>
      <text:p text:style-name="P62">search</text:p>
      <text:p text:style-name="P109"/>
      <text:h text:style-name="Heading_20_2" text:outline-level="2"><text:bookmark-start text:name="__RefHeading___Toc30162_206775681"/><text:soft-page-break/><text:span text:style-name="T6">Øvelse </text:span><text:span text:style-name="T11">4.</text:span><text:span text:style-name="T6">4. </text:span><text:span text:style-name="T8">a</text:span><text:bookmark-end text:name="__RefHeading___Toc30162_206775681"/></text:h>
      <text:p text:style-name="P43">Afprøv disse tre hjælpekommandoer:</text:p>
      <text:p text:style-name="P59">man</text:p>
      <text:p text:style-name="P59">man –f</text:p>
      <text:p text:style-name="P59">xman &amp;</text:p>
      <text:p text:style-name="P43"/>
      <text:p text:style-name="P43">…til at finde information om:</text:p>
      <text:p text:style-name="P58">vi</text:p>
      <text:p text:style-name="P58">ex</text:p>
      <text:p text:style-name="P58">ed</text:p>
      <text:p text:style-name="P58">emacs</text:p>
      <text:p text:style-name="P106"/>
      <text:p text:style-name="P43"/>
      <text:p text:style-name="P43"/>
      <text:p text:style-name="P43"/>
      <text:p text:style-name="P6"/>
      <text:h text:style-name="P50" text:outline-level="1"><text:bookmark-start text:name="__RefHeading___Toc32771_206775681"/>Modul 5 <text:s/>- <text:span text:style-name="T16">vi-editoren</text:span><text:bookmark-end text:name="__RefHeading___Toc32771_206775681"/></text:h>
      <text:p text:style-name="P5"/>
      <text:h text:style-name="Heading_20_2" text:outline-level="2"><text:bookmark-start text:name="__RefHeading___Toc32773_206775681"/>Øvelse <text:span text:style-name="T36">5.</text:span>1. a<text:bookmark-end text:name="__RefHeading___Toc32773_206775681"/></text:h>
      <text:p text:style-name="P22">Åbn dokumentet lark med kommandoen:</text:p>
      <text:p text:style-name="P7"><text:span text:style-name="T28">$ </text:span>vi lark</text:p>
      <text:p text:style-name="P7"/>
      <text:p text:style-name="P25">Flyt cursoren:</text:p>
      <text:list xml:id="list8971676927347000556" text:style-name="L1">
        <text:list-item>
          <text:p text:style-name="P127">12 tegn ind på linjen</text:p>
        </text:list-item>
        <text:list-item>
          <text:p text:style-name="P127">ned til 2. vers</text:p>
        </text:list-item>
        <text:list-item>
          <text:p text:style-name="P127">tilbage til starten af linjen</text:p>
        </text:list-item>
        <text:list-item>
          <text:p text:style-name="P127">til sidste linje i dokumentet</text:p>
        </text:list-item>
        <text:list-item>
          <text:p text:style-name="P127">op til næstsidste vers</text:p>
        </text:list-item>
        <text:list-item>
          <text:p text:style-name="P127">til linjeslut</text:p>
        </text:list-item>
        <text:list-item>
          <text:p text:style-name="P127">3 ord baglæns</text:p>
        </text:list-item>
        <text:list-item>
          <text:p text:style-name="P127">til linje 4</text:p>
        </text:list-item>
        <text:list-item>
          <text:p text:style-name="P127">4 ord frem</text:p>
        </text:list-item>
      </text:list>
      <text:p text:style-name="P22"/>
      <text:p text:style-name="P22">Afslut vi uden at arkivere – tast følgende:</text:p>
      <text:p text:style-name="P22">”<text:span text:style-name="T28">ESC</text:span>”- <text:s/>tasten og derefter</text:p>
      <text:p text:style-name="P7">:q!</text:p>
      <text:p text:style-name="P39"/>
      <text:p text:style-name="P22"/>
      <text:p text:style-name="P23"><text:line-break/></text:p>
      <text:h text:style-name="P53" text:outline-level="2"><text:bookmark-start text:name="__RefHeading___Toc32775_206775681"/>Øvelse <text:span text:style-name="T36">5.</text:span>1. b<text:bookmark-end text:name="__RefHeading___Toc32775_206775681"/></text:h>
      <text:p text:style-name="P25">Åbn en anden fil med vi.</text:p>
      <text:p text:style-name="P22">Flyt ”på egen hånd” cursoren rundt i dokumentet.</text:p>
      <text:p text:style-name="P22"/>
      <text:p text:style-name="P25">Afslut vi uden at arkivere – tast følgende:</text:p>
      <text:p text:style-name="P22">”Esc”- tasten og derefter</text:p>
      <text:p text:style-name="P22">:q!</text:p>
      <text:p text:style-name="P22"/>
      <text:h text:style-name="Heading_20_2" text:outline-level="2"><text:bookmark-start text:name="__RefHeading___Toc32777_206775681"/>Øvelse <text:span text:style-name="T36">5.</text:span>1. c<text:bookmark-end text:name="__RefHeading___Toc32777_206775681"/></text:h>
      <text:p text:style-name="P22">Åbn filen txt</text:p>
      <text:p text:style-name="P22">Hvad sker, hvis du taster:</text:p>
      <text:p text:style-name="P7">34w</text:p>
      <text:p text:style-name="P7">3j</text:p>
      <text:p text:style-name="P22"><text:span text:style-name="T20">3</text:span> (efterfulgt af retur-tasten) </text:p>
      <text:p text:style-name="P7">5k</text:p>
      <text:p text:style-name="P22"><text:span text:style-name="T20">100k</text:span> (hvad sker?)</text:p>
      <text:p text:style-name="P22"><text:span text:style-name="T20">6k</text:span> </text:p>
      <text:p text:style-name="P22"/>
      <text:p text:style-name="P22">Afslut vi uden at arkivere – tast følgende:</text:p>
      <text:p text:style-name="P22">”Esc”-tasten og derefter</text:p>
      <text:p text:style-name="P7">:q!</text:p>
      <text:p text:style-name="P22"/>
      <text:p text:style-name="P22"/>
      <text:h text:style-name="P53" text:outline-level="2"><text:bookmark-start text:name="__RefHeading___Toc32779_206775681"/>Øvelse <text:span text:style-name="T36">5.</text:span>2. a<text:bookmark-end text:name="__RefHeading___Toc32779_206775681"/></text:h>
      <text:p text:style-name="P25">Åbn påny dokumentet lark med kommandoen:</text:p>
      <text:p text:style-name="P7"><text:span text:style-name="T29">$ </text:span>vi lark</text:p>
      <text:p text:style-name="P22">Redigér, så der kun er én tom linje mellem versene.</text:p>
      <text:p text:style-name="P22"/>
      <text:p text:style-name="P25">Afslut vi uden at arkivere – tast følgende:</text:p>
      <text:p text:style-name="P22">”Esc”-tasten</text:p>
      <text:p text:style-name="P7">:q!</text:p>
      <text:p text:style-name="P22"/>
      <text:p text:style-name="P22"/>
      <text:h text:style-name="Heading_20_2" text:outline-level="2"><text:bookmark-start text:name="__RefHeading___Toc32781_206775681"/>Øvelse <text:span text:style-name="T36">5.</text:span>2. b<text:bookmark-end text:name="__RefHeading___Toc32781_206775681"/></text:h>
      <text:p text:style-name="P97">Åbn påny dokumentet lark</text:p>
      <text:p text:style-name="P96"/>
      <text:p text:style-name="P96">Gå til linje 29 (med de 3 punktummer i starten af linjen).</text:p>
      <text:p text:style-name="P96"/>
      <text:p text:style-name="P96">Fjern de 3 punktummer.</text:p>
      <text:p text:style-name="P96"/>
      <text:p text:style-name="P96"/>
      <text:h text:style-name="Heading_20_2" text:outline-level="2"><text:bookmark-start text:name="__RefHeading___Toc32783_206775681"/>Øvelse <text:span text:style-name="T36">5.</text:span>3. a<text:bookmark-end text:name="__RefHeading___Toc32783_206775681"/></text:h>
      <text:p text:style-name="P25">Åbn filen saturday</text:p>
      <text:p text:style-name="P96"/>
      <text:p text:style-name="P96">Kopier linje 1 og indsæt den igen efter linje 3</text:p>
      <text:p text:style-name="P96"/>
      <text:p text:style-name="P96">Fortryd indsætningen</text:p>
      <text:p text:style-name="P22"/>
      <text:p text:style-name="P22"/>
      <text:h text:style-name="Heading_20_2" text:outline-level="2"><text:bookmark-start text:name="__RefHeading___Toc32785_206775681"/>Øvelse <text:span text:style-name="T36">5.</text:span>3. b<text:bookmark-end text:name="__RefHeading___Toc32785_206775681"/></text:h>
      <text:p text:style-name="P22">I hvert vers i filen saturday er første verslinje blevet delt i to dele.</text:p>
      <text:p text:style-name="P22">Nu skal du forene de to dele.</text:p>
      <text:p text:style-name="P22"/>
      <text:h text:style-name="Heading_20_2" text:outline-level="2"><text:bookmark-start text:name="__RefHeading___Toc32787_206775681"/><text:soft-page-break/>Øvelse <text:span text:style-name="T36">5.</text:span>3. c<text:bookmark-end text:name="__RefHeading___Toc32787_206775681"/></text:h>
      <text:p text:style-name="P22">I sangen ”Det var en lørdag aften” starter hvert vers med gentagelse af de to første linjer.</text:p>
      <text:p text:style-name="P22">Sørg for at de pågældende linjer også bliver skrevet to gange i filen saturday.</text:p>
      <text:p text:style-name="P22"/>
      <text:h text:style-name="Heading_20_2" text:outline-level="2"><text:bookmark-start text:name="__RefHeading___Toc32789_206775681"/>Øvelse <text:span text:style-name="T36">5.</text:span>4. a<text:bookmark-end text:name="__RefHeading___Toc32789_206775681"/></text:h>
      <text:p text:style-name="P25">Åbn filen saturday</text:p>
      <text:p text:style-name="P22">På nederste linje mangler lidt oplysninger. Ret teksten, så den ser således ud:</text:p>
      <text:p text:style-name="P7">melodi: folkemelodi</text:p>
      <text:p text:style-name="P7">tekst: <text:s/>S. Grundtvig</text:p>
      <text:p text:style-name="P22"/>
      <text:p text:style-name="P22"><text:span text:style-name="T5">I filen lark</text:span> skal du tilføje oplysningslinjer om henholdsvis melodi og tekst:</text:p>
      <text:p text:style-name="P7">Carl Nielsen (1924)</text:p>
      <text:p text:style-name="P7">Harald Bergstedt (1921)</text:p>
      <text:p text:style-name="P22"/>
      <text:p text:style-name="P22"/>
      <text:h text:style-name="Heading_20_2" text:outline-level="2"><text:bookmark-start text:name="__RefHeading___Toc32791_206775681"/>Øvelse <text:span text:style-name="T36">5.</text:span>5. a<text:bookmark-end text:name="__RefHeading___Toc32791_206775681"/></text:h>
      <text:p text:style-name="P22"><text:span text:style-name="T5">I første linje af filen saturday</text:span> er der anvendt et ettal i stedet for et lille l.</text:p>
      <text:p text:style-name="P22">Ret det med r-kommandoen.</text:p>
      <text:p text:style-name="P22"/>
      <text:h text:style-name="Heading_20_2" text:outline-level="2"><text:bookmark-start text:name="__RefHeading___Toc32793_206775681"/>Øvelse <text:span text:style-name="T36">5.</text:span>5. b<text:bookmark-end text:name="__RefHeading___Toc32793_206775681"/></text:h>
      <text:p text:style-name="P22">Ret tilsvarende udråbstegnet til punktum</text:p>
      <text:p text:style-name="P22"/>
      <text:h text:style-name="Heading_20_2" text:outline-level="2"><text:bookmark-start text:name="__RefHeading___Toc32795_206775681"/>Øvelse <text:span text:style-name="T36">5.</text:span>5. c<text:bookmark-end text:name="__RefHeading___Toc32795_206775681"/></text:h>
      <text:p text:style-name="P22">Ret alle andre steder kolon til mellemrum.</text:p>
      <text:p text:style-name="P22"/>
      <text:h text:style-name="Heading_20_2" text:outline-level="2"><text:bookmark-start text:name="__RefHeading___Toc32797_206775681"/><text:soft-page-break/>Øvelse <text:span text:style-name="T36">5.</text:span>6. a<text:bookmark-end text:name="__RefHeading___Toc32797_206775681"/></text:h>
      <text:p text:style-name="P25">Åbn filen lark</text:p>
      <text:p text:style-name="P22">Søg efter tekststrengen ”unge”.</text:p>
      <text:p text:style-name="P22">Fortsæt søgningen og tæl op hvor mange forekomster der er.</text:p>
      <text:p text:style-name="P22"/>
      <text:h text:style-name="Heading_20_2" text:outline-level="2"><text:bookmark-start text:name="__RefHeading___Toc32801_206775681"/>Øvelse <text:span text:style-name="T36">5.</text:span>7. a<text:bookmark-end text:name="__RefHeading___Toc32801_206775681"/></text:h>
      <text:p text:style-name="P22"><text:span text:style-name="T5">I filen lark</text:span> er der skrevet ”svale” i stedet for ”lærke”.</text:p>
      <text:p text:style-name="P22">Nu skal du fra bundlinjen med substitute-kommandoen rette alle steder.</text:p>
      <text:p text:style-name="P22"/>
      <text:h text:style-name="Heading_20_2" text:outline-level="2"><text:bookmark-start text:name="__RefHeading___Toc32805_206775681"/>Øvelse <text:span text:style-name="T36">5.</text:span>7. <text:span text:style-name="T42">b</text:span><text:bookmark-end text:name="__RefHeading___Toc32805_206775681"/></text:h>
      <text:p text:style-name="P25">Åbn filen kina</text:p>
      <text:p text:style-name="P24">Ret alle forekomster af bogstavet e til bogstavet i</text:p>
      <text:p text:style-name="P22"/>
      <text:h text:style-name="Heading_20_2" text:outline-level="2"><text:bookmark-start text:name="__RefHeading___Toc32807_206775681"/>Øvelse <text:span text:style-name="T36">5.</text:span>7. <text:span text:style-name="T42">c</text:span><text:bookmark-end text:name="__RefHeading___Toc32807_206775681"/></text:h>
      <text:p text:style-name="P25">Åbn filen kina</text:p>
      <text:p text:style-name="P24">Ret alle forekomster af vokaler (aeiouyæøå) til bogstavet i</text:p>
      <text:p text:style-name="P22"/>
      <text:h text:style-name="Heading_20_2" text:outline-level="2"><text:bookmark-start text:name="__RefHeading___Toc32809_206775681"/>Øvelse <text:span text:style-name="T36">5.</text:span>8. a<text:bookmark-end text:name="__RefHeading___Toc32809_206775681"/></text:h>
      <text:p text:style-name="P22"><text:span text:style-name="T5">Åbn et nyt tomt dokument</text:span>.</text:p>
      <text:p text:style-name="P22">Indtast følgende 4 linjer:</text:p>
      <text:p text:style-name="P9">Det er ikke så svært</text:p>
      <text:p text:style-name="P9">at bruge VI-editoren.</text:p>
      <text:p text:style-name="P9">Man kan komme langt</text:p>
      <text:p text:style-name="P7">med det vi har lært.</text:p>
      <text:p text:style-name="P22"/>
      <text:p text:style-name="P24">Arkivér dokumentet under navnet minfil</text:p>
      <text:p text:style-name="P22"/>
      <text:h text:style-name="Heading_20_2" text:outline-level="2"><text:bookmark-start text:name="__RefHeading___Toc32811_206775681"/><text:soft-page-break/>Øvelse <text:span text:style-name="T36">5.</text:span>8. b<text:bookmark-end text:name="__RefHeading___Toc32811_206775681"/></text:h>
      <text:p text:style-name="P22">Tilføj forneden denne linje:</text:p>
      <text:p text:style-name="P7">VI er standard i såvel Linux som UNIX</text:p>
      <text:p text:style-name="P22">Arkiver seneste ændringer.</text:p>
      <text:p text:style-name="P22"/>
      <text:h text:style-name="Heading_20_2" text:outline-level="2"><text:bookmark-start text:name="__RefHeading___Toc32813_206775681"/>Øvelse <text:span text:style-name="T36">5.</text:span>8. c<text:bookmark-end text:name="__RefHeading___Toc32813_206775681"/></text:h>
      <text:p text:style-name="P22">Tilføj forneden denne linje:</text:p>
      <text:p text:style-name="P7">Emacs er bedre.</text:p>
      <text:p text:style-name="P22">Afslut uden af arkivere.</text:p>
      <text:p text:style-name="P22">Cat filen: minfil</text:p>
      <text:p text:style-name="P22"/>
      <text:h text:style-name="Heading_20_2" text:outline-level="2"><text:bookmark-start text:name="__RefHeading___Toc32815_206775681"/>Øvelse <text:span text:style-name="T36">5.</text:span>8. d<text:bookmark-end text:name="__RefHeading___Toc32815_206775681"/></text:h>
      <text:p text:style-name="P22">Åbn filen påny i vi og tilføj forneden denne linje:</text:p>
      <text:p text:style-name="P9">Kender vi VI, kan vi </text:p>
      <text:p text:style-name="P9">altid redigere tekstfiler.</text:p>
      <text:p text:style-name="P22"/>
      <text:p text:style-name="P22">Arkivér og afslut med <text:s/><text:span text:style-name="T20">ZZ</text:span></text:p>
      <text:p text:style-name="P22"/>
      <text:h text:style-name="Heading_20_2" text:outline-level="2"><text:bookmark-start text:name="__RefHeading___Toc32817_206775681"/>Øvelse <text:span text:style-name="T36">5.</text:span>9. a<text:bookmark-end text:name="__RefHeading___Toc32817_206775681"/></text:h>
      <text:p text:style-name="P97">Åbn filen cats</text:p>
      <text:p text:style-name="P96"/>
      <text:p text:style-name="P96">Indsæt filen dogs før linje 1 og efter linje 6.</text:p>
      <text:p text:style-name="P96"/>
      <text:p text:style-name="P96">Arkivér som: <text:s/><text:span text:style-name="T5">hundogkat</text:span></text:p>
      <text:p text:style-name="P96"/>
      <text:p text:style-name="P96"/>
      <text:p text:style-name="P96"/>
      <text:p text:style-name="P96"/>
      <text:h text:style-name="P111" text:outline-level="2"/>
      <text:p text:style-name="P22"/>
      <text:h text:style-name="P51" text:outline-level="1"><text:bookmark-start text:name="__RefHeading___Toc34805_206775681"/><text:span text:style-name="T6">Modul </text:span><text:span text:style-name="T11">6</text:span><text:span text:style-name="T6"> <text:s/>- <text:s/>Fil</text:span><text:span text:style-name="T10">træet</text:span><text:bookmark-end text:name="__RefHeading___Toc34805_206775681"/></text:h>
      <text:p text:style-name="P37"/>
      <text:h text:style-name="Heading_20_2" text:outline-level="2"><text:bookmark-start text:name="__RefHeading___Toc34807_206775681"/>Øvelse <text:span text:style-name="T36">6.</text:span>1. a<text:bookmark-end text:name="__RefHeading___Toc34807_206775681"/></text:h>
      <text:p text:style-name="P20">Undersøg hvor du står i filtræet efter login, og se hvilke filer der ligger her.</text:p>
      <text:p text:style-name="P20"/>
      <text:h text:style-name="Heading_20_2" text:outline-level="2"><text:bookmark-start text:name="__RefHeading___Toc34809_206775681"/>Øvelse <text:span text:style-name="T36">6.</text:span>1. b<text:bookmark-end text:name="__RefHeading___Toc34809_206775681"/></text:h>
      <text:p text:style-name="P20">Gå til rodkataloget og list alle de filer og kataloger der ligger her (ikke underkatalogernes indhold).</text:p>
      <text:p text:style-name="P20"/>
      <text:p text:style-name="P20">Gå herefter til et eller flere af følgende kataloger og list indholdet:</text:p>
      <text:p text:style-name="P20">/usr</text:p>
      <text:p text:style-name="P20">/bin</text:p>
      <text:p text:style-name="P20">/etc</text:p>
      <text:p text:style-name="P20">/dev</text:p>
      <text:p text:style-name="P20">/home</text:p>
      <text:p text:style-name="P20"/>
      <text:h text:style-name="Heading_20_2" text:outline-level="2"><text:bookmark-start text:name="__RefHeading___Toc34811_206775681"/>Øvelse <text:span text:style-name="T36">6.</text:span>1. c<text:bookmark-end text:name="__RefHeading___Toc34811_206775681"/></text:h>
      <text:p text:style-name="P20">Find ud af hvor mange bytes filen /etc/passwd indeholder.</text:p>
      <text:p text:style-name="P20">…og hvor mange bytes indeholder filen bibel i dit hjemmekatalog?</text:p>
      <text:p text:style-name="P20"/>
      <text:h text:style-name="Heading_20_2" text:outline-level="2"><text:bookmark-start text:name="__RefHeading___Toc34813_206775681"/>Øvelse <text:span text:style-name="T36">6.</text:span>1. d<text:bookmark-end text:name="__RefHeading___Toc34813_206775681"/></text:h>
      <text:p text:style-name="P21">Gå til kataloget /tmp</text:p>
      <text:p text:style-name="P20">- Check at det er her du står.</text:p>
      <text:p text:style-name="P21">Gå herefter til kataloget tmp i dit hjemmekatalog.</text:p>
      <text:p text:style-name="P20">- Check at det er her du står.</text:p>
      <text:p text:style-name="P20">Skift mellem katalogerne /tmp og tmp i dit hjemmekatalog.</text:p>
      <text:p text:style-name="P20"/>
      <text:p text:style-name="P20"><text:soft-page-break/></text:p>
      <text:h text:style-name="Heading_20_2" text:outline-level="2"><text:bookmark-start text:name="__RefHeading___Toc34815_206775681"/>Øvelse <text:span text:style-name="T36">6.</text:span>1. e<text:bookmark-end text:name="__RefHeading___Toc34815_206775681"/></text:h>
      <text:p text:style-name="P20">Gå til hjemmekataloget</text:p>
      <text:p text:style-name="P20">Opret et katalog med navnet sub</text:p>
      <text:p text:style-name="P20">Gå til kataloget dir i dit hjemmekatalog.</text:p>
      <text:p text:style-name="P20">Skift mellem katalogerne sub og dir Brug både relativ og absolut sti-angivelse.</text:p>
      <text:p text:style-name="P20"/>
      <text:h text:style-name="Heading_20_2" text:outline-level="2"><text:bookmark-start text:name="__RefHeading___Toc34817_206775681"/>Øvelse <text:span text:style-name="T36">6.</text:span>1. f<text:bookmark-end text:name="__RefHeading___Toc34817_206775681"/></text:h>
      <text:p text:style-name="P98">Eksekver filen g i dit hjemmekatalog.</text:p>
      <text:p text:style-name="P98"/>
      <text:p text:style-name="P98">Gå til dit sub-katalog og eksekver derefter filen g en gang til.</text:p>
      <text:p text:style-name="P98"/>
      <text:p text:style-name="P98">Gå til /tmp-kataloget og eksekver filen g endnu en gang.</text:p>
      <text:p text:style-name="P20"/>
      <text:h text:style-name="Heading_20_2" text:outline-level="2"><text:bookmark-start text:name="__RefHeading___Toc34819_206775681"/>Øvelse <text:span text:style-name="T36">6.</text:span>1. g<text:bookmark-end text:name="__RefHeading___Toc34819_206775681"/></text:h>
      <text:p text:style-name="P20">Opret i kataloget sub et par tomme filer (giv dem fx. navnene a og b).</text:p>
      <text:p text:style-name="P20">Slet på én gang filerne a og b samt kataloget sub</text:p>
      <text:h text:style-name="P49" text:outline-level="1"><text:bookmark-start text:name="__RefHeading___Toc38893_206775681"/>Modul 7 - Håndtering af data og filer<text:bookmark-end text:name="__RefHeading___Toc38893_206775681"/></text:h>
      <text:p text:style-name="Standard"/>
      <text:h text:style-name="Heading_20_2" text:outline-level="2"><text:bookmark-start text:name="__RefHeading___Toc38895_206775681"/>Øvelse <text:span text:style-name="T37">7.</text:span>1. a<text:bookmark-end text:name="__RefHeading___Toc38895_206775681"/></text:h>
      <text:p text:style-name="P27">Brug kommandoen <text:span text:style-name="T20">cat</text:span> til at:</text:p>
      <text:list xml:id="list7688909485791209455" text:style-name="L2">
        <text:list-item>
          <text:p text:style-name="P128">Se indholdet af fil1</text:p>
        </text:list-item>
        <text:list-item>
          <text:p text:style-name="P128">Se indholdet af fil1, fil2 og fil3 på én gang</text:p>
        </text:list-item>
        <text:list-item>
          <text:p text:style-name="P128">Se indholdet af filen lark</text:p>
        </text:list-item>
      </text:list>
      <text:p text:style-name="P27"/>
      <text:h text:style-name="Heading_20_2" text:outline-level="2"><text:bookmark-start text:name="__RefHeading___Toc38897_206775681"/>Øvelse <text:span text:style-name="T37">7.</text:span>1. b<text:bookmark-end text:name="__RefHeading___Toc38897_206775681"/></text:h>
      <text:p text:style-name="P27">Brug more eller less til at se indholdet af filen bibel</text:p>
      <text:p text:style-name="P27"/>
      <text:h text:style-name="Heading_20_2" text:outline-level="2"><text:bookmark-start text:name="__RefHeading___Toc38899_206775681"/>Øvelse <text:span text:style-name="T37">7.</text:span>1. c<text:bookmark-end text:name="__RefHeading___Toc38899_206775681"/></text:h>
      <text:p text:style-name="P27">Vis de første 4 linjer af names</text:p>
      <text:p text:style-name="P27">Vis de sidste 4 linjer af names</text:p>
      <text:p text:style-name="P27">Vis de sidste linjer af names fra og med linje nummer 3</text:p>
      <text:p text:style-name="P27"/>
      <text:h text:style-name="Heading_20_2" text:outline-level="2"><text:bookmark-start text:name="__RefHeading___Toc38901_206775681"/>Øvelse <text:span text:style-name="T37">7.</text:span>1. d<text:bookmark-end text:name="__RefHeading___Toc38901_206775681"/></text:h>
      <text:p text:style-name="P27">Vis filen lark med linjenumre.</text:p>
      <text:p text:style-name="P27">Vis filen names med linjenumre.</text:p>
      <text:p text:style-name="P27"/>
      <text:h text:style-name="P116" text:outline-level="2"><text:bookmark-start text:name="__RefHeading___Toc38903_206775681"/><text:line-break/><text:bookmark-end text:name="__RefHeading___Toc38903_206775681"/></text:h>
      <text:h text:style-name="P55" text:outline-level="2">Øvelse <text:span text:style-name="T37">7.</text:span>2. a</text:h>
      <text:p text:style-name="P27">Opret et underkatalog med navnet links</text:p>
      <text:p text:style-name="P27">Opret i links-kataloget et ekstra link med navnet lark.ln til filen lark i hjemmekataloget.</text:p>
      <text:p text:style-name="P27">Sammenlign i-noderne og størrelsen af de to filer.</text:p>
      <text:p text:style-name="P27"/>
      <text:h text:style-name="Heading_20_2" text:outline-level="2"><text:bookmark-start text:name="__RefHeading___Toc38905_206775681"/>Øvelse <text:span text:style-name="T37">7.</text:span>2. b<text:bookmark-end text:name="__RefHeading___Toc38905_206775681"/></text:h>
      <text:p text:style-name="P27">Opret <text:s/>i links-kataloget et symbolsk link med navnet lark.sy til filen lark</text:p>
      <text:p text:style-name="P27">Sammenlign i-noderne og størrelsen af de to filer i links</text:p>
      <text:p text:style-name="P27"/>
      <text:h text:style-name="Heading_20_2" text:outline-level="2"><text:bookmark-start text:name="__RefHeading___Toc38907_206775681"/>Øvelse <text:span text:style-name="T37">7.</text:span>2. c<text:bookmark-end text:name="__RefHeading___Toc38907_206775681"/></text:h>
      <text:p text:style-name="P66">Kopier filen lark i hjemmekata­loget til links-kataloget.</text:p>
      <text:p text:style-name="P66">Sammenlign i-noderne og størrelsen af de tre filer i links.</text:p>
      <text:p text:style-name="P66">Vis de første 4 linjer i lark.ln</text:p>
      <text:p text:style-name="P66">Vis de første 4 linjer i lark.sy<text:line-break/></text:p>
      <text:p text:style-name="P66">Omdøb filen lark i hjemmekata­loget til navnet lark0.</text:p>
      <text:p text:style-name="P66">Vis de første 4 linjer i lark.ln</text:p>
      <text:p text:style-name="P66">Vis de første 4 linjer i lark.sy</text:p>
      <text:p text:style-name="P66">Find en forklaring på hvad der er sket.</text:p>
      <text:p text:style-name="P66"/>
      <text:p text:style-name="P66">Slet filen lark0 i hjemmekata­loget </text:p>
      <text:p text:style-name="P66">Vis de første 4 linjer i lark.ln</text:p>
      <text:p text:style-name="P66">Vis de første 4 linjer i lark.sy</text:p>
      <text:p text:style-name="P66">Find en forklaring på hvad der er sket.</text:p>
      <text:p text:style-name="P66"/>
      <text:p text:style-name="P66">Kopier filen saturday i hjemmekataloget og kald kopien lark </text:p>
      <text:p text:style-name="P66">Vis de første 4 linjer i lark.ln</text:p>
      <text:p text:style-name="P66">Vis de første 4 linjer i lark.sy<text:line-break/></text:p>
      <text:p text:style-name="P67">Find en forklaring på hvad der er sket.</text:p>
      <text:h text:style-name="Heading_20_2" text:outline-level="2"><text:bookmark-start text:name="__RefHeading___Toc38909_206775681"/><text:soft-page-break/>Øvelse <text:span text:style-name="T37">7.</text:span>3. a<text:bookmark-end text:name="__RefHeading___Toc38909_206775681"/></text:h>
      <text:p text:style-name="P28">Udskriv fra filen: </text:p>
      <text:p text:style-name="P28">bibel</text:p>
      <text:p text:style-name="P28">linjer, som indeholder tekst­strengen: </text:p>
      <text:p text:style-name="P28">æbletræ</text:p>
      <text:p text:style-name="P28"/>
      <text:h text:style-name="P117" text:outline-level="2"><text:bookmark-start text:name="__RefHeading___Toc38911_206775681"/>Øvelse <text:span text:style-name="T37">7.</text:span>3. b<text:bookmark-end text:name="__RefHeading___Toc38911_206775681"/></text:h>
      <text:p text:style-name="P28">Udskriv fra filen:</text:p>
      <text:p text:style-name="P28">bibel</text:p>
      <text:p text:style-name="P28">antallet af de linjer, som ikke indeholder tekststrengen: </text:p>
      <text:p text:style-name="P28">æbletræ</text:p>
      <text:p text:style-name="P28"/>
      <text:h text:style-name="P117" text:outline-level="2"><text:bookmark-start text:name="__RefHeading___Toc38913_206775681"/>Øvelse <text:span text:style-name="T37">7.</text:span>3. c<text:bookmark-end text:name="__RefHeading___Toc38913_206775681"/></text:h>
      <text:p text:style-name="P28">Udskriv fra filerne:</text:p>
      <text:p text:style-name="P28">lark1 lark2 … osv.</text:p>
      <text:p text:style-name="P28">de linjer (med linjenummer), som indeholder tekststrengen: </text:p>
      <text:p text:style-name="P28">lærke</text:p>
      <text:p text:style-name="P28"/>
      <text:h text:style-name="P117" text:outline-level="2"><text:bookmark-start text:name="__RefHeading___Toc38915_206775681"/>Øvelse <text:span text:style-name="T37">7.</text:span>3. d<text:bookmark-end text:name="__RefHeading___Toc38915_206775681"/></text:h>
      <text:p text:style-name="P28">Udskriv filnavne på filer som indeholder tekststrengen: </text:p>
      <text:p text:style-name="P28">lærke</text:p>
      <text:p text:style-name="P28"/>
      <text:h text:style-name="P117" text:outline-level="2"><text:bookmark-start text:name="__RefHeading___Toc38917_206775681"/><text:line-break/>Øvelse <text:span text:style-name="T37">7.</text:span>3. e<text:bookmark-end text:name="__RefHeading___Toc38917_206775681"/></text:h>
      <text:p text:style-name="P28">Udskriv for hver fil i hjemmekataloget antallet af linjer som indeholder tekststrengen: </text:p>
      <text:p text:style-name="P28">lærke</text:p>
      <text:p text:style-name="P28"/>
      <text:h text:style-name="P117" text:outline-level="2"><text:bookmark-start text:name="__RefHeading___Toc38919_206775681"/>Øvelse <text:span text:style-name="T37">7.</text:span>3. f<text:bookmark-end text:name="__RefHeading___Toc38919_206775681"/></text:h>
      <text:p text:style-name="P28">Udskriv de linjer i fil1 som indeholder #-tegn.</text:p>
      <text:h text:style-name="Heading_20_2" text:outline-level="2"><text:bookmark-start text:name="__RefHeading___Toc38921_206775681"/><text:soft-page-break/>Øvelse <text:span text:style-name="T37">7.</text:span>4. a<text:bookmark-end text:name="__RefHeading___Toc38921_206775681"/></text:h>
      <text:p text:style-name="P27">Find alle filer med navnet txt i /home og underliggende kataloger.</text:p>
      <text:p text:style-name="P27"/>
      <text:h text:style-name="Heading_20_2" text:outline-level="2"><text:bookmark-start text:name="__RefHeading___Toc38923_206775681"/>Øvelse <text:span text:style-name="T37">7.</text:span>4. b<text:bookmark-end text:name="__RefHeading___Toc38923_206775681"/></text:h>
      <text:p text:style-name="P27">Find alle filer der ikke er ejet af din brugerkonto i dit hjemmekatalog.</text:p>
      <text:p text:style-name="P27"/>
      <text:h text:style-name="Heading_20_2" text:outline-level="2"><text:bookmark-start text:name="__RefHeading___Toc38925_206775681"/>Øvelse <text:span text:style-name="T37">7.</text:span>4. c<text:bookmark-end text:name="__RefHeading___Toc38925_206775681"/></text:h>
      <text:p text:style-name="P27">Find alle de filer i eller under dit hjemmekatalog og som har ".c" i slutningen af filnavnet.</text:p>
      <text:p text:style-name="P27"/>
      <text:h text:style-name="Heading_20_2" text:outline-level="2"><text:bookmark-start text:name="__RefHeading___Toc38927_206775681"/>Øvelse <text:span text:style-name="T37">7.</text:span>4. d<text:bookmark-end text:name="__RefHeading___Toc38927_206775681"/></text:h>
      <text:p text:style-name="P27">Vis indholdet af alle filer, hvis navn starter med fil</text:p>
      <text:p text:style-name="P27"/>
      <text:h text:style-name="Heading_20_2" text:outline-level="2"/>
      <text:h text:style-name="P53" text:outline-level="2"><text:bookmark-start text:name="__RefHeading___Toc38929_206775681"/>Øvelse <text:span text:style-name="T37">7.</text:span>5. a<text:bookmark-end text:name="__RefHeading___Toc38929_206775681"/></text:h>
      <text:p text:style-name="P27">Sorter linjerne i filen dyr1 i faldende alfabetisk orden</text:p>
      <text:p text:style-name="P27"/>
      <text:h text:style-name="Heading_20_2" text:outline-level="2"><text:bookmark-start text:name="__RefHeading___Toc38931_206775681"/>Øvelse <text:span text:style-name="T37">7.</text:span>5. b<text:bookmark-end text:name="__RefHeading___Toc38931_206775681"/></text:h>
      <text:p text:style-name="P27">Sorter linjerne i filen dyr1 i numerisk orden efter 2. felt</text:p>
      <text:p text:style-name="P27"/>
      <text:h text:style-name="Heading_20_2" text:outline-level="2"><text:bookmark-start text:name="__RefHeading___Toc38933_206775681"/>Øvelse <text:span text:style-name="T37">7.</text:span>5. c<text:bookmark-end text:name="__RefHeading___Toc38933_206775681"/></text:h>
      <text:p text:style-name="P27">Sorter linjerne i filen dyr1 i numerisk orden efter 3. felt</text:p>
      <text:p text:style-name="P27"/>
      <text:h text:style-name="Heading_20_2" text:outline-level="2"><text:bookmark-start text:name="__RefHeading___Toc38935_206775681"/>Øvelse <text:span text:style-name="T37">7.</text:span>5. d<text:bookmark-end text:name="__RefHeading___Toc38935_206775681"/></text:h>
      <text:p text:style-name="P27">List filerne i hjemmekataloget og sorter linjerne efter filstørrelse.</text:p>
      <text:p text:style-name="P27"/>
      <text:h text:style-name="Heading_20_2" text:outline-level="2"><text:bookmark-start text:name="__RefHeading___Toc38937_206775681"/>Øvelse <text:span text:style-name="T37">7.</text:span>5. e<text:bookmark-end text:name="__RefHeading___Toc38937_206775681"/></text:h>
      <text:p text:style-name="P27">Sorter linjerne i filen dyr1 i numerisk orden efter 3. felt. </text:p>
      <text:p text:style-name="P27">De linjer, hvor det 3. felt har samme værdi, skal indbyrdes sorteres numerisk efter 2. felt.</text:p>
      <text:p text:style-name="P27"/>
      <text:p text:style-name="P27"/>
      <text:h text:style-name="Heading_20_2" text:outline-level="2"><text:bookmark-start text:name="__RefHeading___Toc38939_206775681"/>Øvelse <text:span text:style-name="T37">7.</text:span>6. a<text:bookmark-end text:name="__RefHeading___Toc38939_206775681"/></text:h>
      <text:p text:style-name="P27">Udskriv linjerne i filen dyr, således at alle dyr forekommer, men kun én gang hver.</text:p>
      <text:p text:style-name="P27"/>
      <text:h text:style-name="Heading_20_2" text:outline-level="2"><text:bookmark-start text:name="__RefHeading___Toc38941_206775681"/>Øvelse <text:span text:style-name="T37">7.</text:span>6. b<text:bookmark-end text:name="__RefHeading___Toc38941_206775681"/></text:h>
      <text:p text:style-name="P27">Udskriv KUN de linjer i filen dyr hvor dyret kun optræder én gang i filen (truely unikke dyr) </text:p>
      <text:p text:style-name="P27"/>
      <text:h text:style-name="Heading_20_2" text:outline-level="2"><text:bookmark-start text:name="__RefHeading___Toc38943_206775681"/>Øvelse <text:span text:style-name="T37">7.</text:span>6. c<text:bookmark-end text:name="__RefHeading___Toc38943_206775681"/></text:h>
      <text:p text:style-name="P27">Udskriv linjerne i filen dyr med antallet af forekomster.</text:p>
      <text:p text:style-name="P27"/>
      <text:h text:style-name="Heading_20_2" text:outline-level="2"><text:bookmark-start text:name="__RefHeading___Toc38945_206775681"/><text:soft-page-break/>Øvelse <text:span text:style-name="T37">7.</text:span>6. d<text:bookmark-end text:name="__RefHeading___Toc38945_206775681"/></text:h>
      <text:p text:style-name="P28">Iagttag indholdet af filen oftest</text:p>
      <text:p text:style-name="P28">Denne fil er et shellscript.</text:p>
      <text:p text:style-name="P28">Kan du gennemskue, hvad det laver?</text:p>
      <text:p text:style-name="P28">Hvor kommer inddata fra?</text:p>
      <text:p text:style-name="P28"/>
      <text:p text:style-name="P28">Eksekver filen med kommandoen:</text:p>
      <text:p text:style-name="P28">./oftest &lt; dyr</text:p>
      <text:p text:style-name="P28"/>
      <text:p text:style-name="P28">Eksekver filen med kommandoen:</text:p>
      <text:p text:style-name="P28">./oftest</text:p>
      <text:p text:style-name="P28">og indtast derefter:</text:p>
      <text:p text:style-name="P29">kat</text:p>
      <text:p text:style-name="P29">kat</text:p>
      <text:p text:style-name="P28">hund</text:p>
      <text:p text:style-name="P28">egern</text:p>
      <text:p text:style-name="P28">hund</text:p>
      <text:p text:style-name="P28">kat</text:p>
      <text:p text:style-name="P36">afslut med <text:s/>&lt;ctrl&gt; d</text:p>
      <text:p text:style-name="P28"/>
      <text:h text:style-name="Heading_20_2" text:outline-level="2"/>
      <text:h text:style-name="P53" text:outline-level="2"><text:bookmark-start text:name="__RefHeading___Toc38947_206775681"/>Øvelse <text:span text:style-name="T37">7.</text:span>7. a<text:bookmark-end text:name="__RefHeading___Toc38947_206775681"/></text:h>
      <text:p text:style-name="P27">Sammenlign filerne lark1 og lark2 ved hjælp af kommandoerne</text:p>
      <text:p text:style-name="P27">cmp</text:p>
      <text:p text:style-name="P27">diff</text:p>
      <text:p text:style-name="P27">sdiff</text:p>
      <text:p text:style-name="P27">md5sum</text:p>
      <text:p text:style-name="P27"/>
      <text:h text:style-name="Heading_20_2" text:outline-level="2"><text:bookmark-start text:name="__RefHeading___Toc38949_206775681"/>Øvelse <text:span text:style-name="T37">7.</text:span>7. b<text:bookmark-end text:name="__RefHeading___Toc38949_206775681"/></text:h>
      <text:p text:style-name="P27">Undersøg om filerne sat1 og sat2 er ens.</text:p>
      <text:p text:style-name="P27"/>
      <text:h text:style-name="Heading_20_2" text:outline-level="2"><text:bookmark-start text:name="__RefHeading___Toc38951_206775681"/>Øvelse <text:span text:style-name="T37">7.</text:span>7. c<text:bookmark-end text:name="__RefHeading___Toc38951_206775681"/></text:h>
      <text:p text:style-name="P27">Hvilke af filerne, som matcher giraf*, er nøjagtig ens?</text:p>
      <text:p text:style-name="P27"/>
      <text:h text:style-name="Heading_20_2" text:outline-level="2"><text:bookmark-start text:name="__RefHeading___Toc38953_206775681"/>Øvelse <text:span text:style-name="T37">7.</text:span>8. a<text:bookmark-end text:name="__RefHeading___Toc38953_206775681"/></text:h>
      <text:p text:style-name="P27">Undersøg filtypen på </text:p>
      <text:p text:style-name="P27">/etc/passwd</text:p>
      <text:p text:style-name="P27">/usr/bin/passwd</text:p>
      <text:p text:style-name="P27">~/main.c</text:p>
      <text:p text:style-name="P27"/>
      <text:h text:style-name="Heading_20_2" text:outline-level="2"><text:bookmark-start text:name="__RefHeading___Toc38955_206775681"/>Øvelse <text:span text:style-name="T37">7.</text:span>8. b<text:bookmark-end text:name="__RefHeading___Toc38955_206775681"/></text:h>
      <text:p text:style-name="P27">Undersøg indholdet af tekstfilen kap7.txt</text:p>
      <text:p text:style-name="P27"/>
      <text:h text:style-name="Heading_20_2" text:outline-level="2"><text:bookmark-start text:name="__RefHeading___Toc38957_206775681"/>Øvelse <text:span text:style-name="T37">7.</text:span>8. c<text:bookmark-end text:name="__RefHeading___Toc38957_206775681"/></text:h>
      <text:p text:style-name="P27">Undersøg indholdet af Word-dokumentet kap7.doc</text:p>
      <text:p text:style-name="P27"/>
      <text:h text:style-name="Heading_20_2" text:outline-level="2"><text:bookmark-start text:name="__RefHeading___Toc38959_206775681"/>Øvelse <text:span text:style-name="T37">7.</text:span>9. a<text:bookmark-end text:name="__RefHeading___Toc38959_206775681"/></text:h>
      <text:p text:style-name="P27">Hvor mange linjer, ord og tegn er der i filen <text:s/>bibel</text:p>
      <text:p text:style-name="P27"/>
      <text:h text:style-name="Heading_20_2" text:outline-level="2"><text:bookmark-start text:name="__RefHeading___Toc38961_206775681"/><text:soft-page-break/>Øvelse <text:span text:style-name="T37">7.</text:span>9. b<text:bookmark-end text:name="__RefHeading___Toc38961_206775681"/></text:h>
      <text:p text:style-name="P27">Hvor mange linjer, ord og tegn er der i filerne :</text:p>
      <text:p text:style-name="P27">kap7.doc</text:p>
      <text:p text:style-name="P27">kap7.txt</text:p>
      <text:p text:style-name="P27"/>
      <text:h text:style-name="Heading_20_2" text:outline-level="2"><text:bookmark-start text:name="__RefHeading___Toc38963_206775681"/>Øvelse <text:span text:style-name="T37">7.</text:span>9. c<text:bookmark-end text:name="__RefHeading___Toc38963_206775681"/></text:h>
      <text:p text:style-name="P27">Find ud af hvor mange forskellige dyr, der er repræsenteret i filen dyr</text:p>
      <text:p text:style-name="P27"/>
      <text:h text:style-name="Heading_20_2" text:outline-level="2"/>
      <text:h text:style-name="P49" text:outline-level="1"><text:bookmark-start text:name="__RefHeading___Toc16540_1257487418"/>Modul 8 - Håndtering af printere<text:bookmark-end text:name="__RefHeading___Toc16540_1257487418"/></text:h>
      <text:p text:style-name="P10"/>
      <text:h text:style-name="Heading_20_2" text:outline-level="2"><text:bookmark-start text:name="__RefHeading___Toc16542_1257487418"/>Øvelse <text:span text:style-name="T37">8.</text:span>1. a<text:bookmark-end text:name="__RefHeading___Toc16542_1257487418"/></text:h>
      <text:p text:style-name="P30">Vis status på alle tilgængelige printere.</text:p>
      <text:h text:style-name="Heading_20_2" text:outline-level="2"><text:bookmark-start text:name="__RefHeading___Toc16544_1257487418"/><text:line-break/>Øvelse <text:span text:style-name="T37">8.</text:span>1. b<text:bookmark-end text:name="__RefHeading___Toc16544_1257487418"/></text:h>
      <text:p text:style-name="P34">Udskriv fil1 på PDF printeren</text:p>
      <text:p text:style-name="P30"/>
      <text:h text:style-name="Heading_20_2" text:outline-level="2"><text:bookmark-start text:name="__RefHeading___Toc16546_1257487418"/>Øvelse <text:span text:style-name="T37">8.</text:span>1. c<text:bookmark-end text:name="__RefHeading___Toc16546_1257487418"/></text:h>
      <text:p text:style-name="P47"><text:span text:style-name="T24">Vis liste af filer i PDF kataloget</text:span><text:span text:style-name="T25"><text:line-break/></text:span></text:p>
      <text:h text:style-name="Heading_20_2" text:outline-level="2"><text:bookmark-start text:name="__RefHeading___Toc16548_1257487418"/>Øvelse <text:span text:style-name="T37">8.</text:span>1. d<text:bookmark-end text:name="__RefHeading___Toc16548_1257487418"/></text:h>
      <text:p text:style-name="P34">Prøv med programmet evince at få vist den eller de filer <text:span text:style-name="T47">du</text:span> har liggende i PDF kataloget.</text:p>
      <text:p text:style-name="P30"/>
      <text:p text:style-name="P30"/>
      <text:p text:style-name="P30"/>
      <text:p text:style-name="P57"/>
      <text:p text:style-name="P30"/>
      <text:p text:style-name="P30"/>
      <text:p text:style-name="P30"/>
      <text:p text:style-name="P30"/>
      <text:h text:style-name="Heading_20_1" text:outline-level="1"><text:bookmark-start text:name="__RefHeading___Toc16578_1257487418"/>Modul 9 - Processer<text:bookmark-end text:name="__RefHeading___Toc16578_1257487418"/></text:h>
      <text:h text:style-name="P114" text:outline-level="2"><text:bookmark-start text:name="__RefHeading___Toc16580_1257487418"/><text:line-break/>Øvelse 9<text:span text:style-name="T37">.</text:span>1. a<text:bookmark-end text:name="__RefHeading___Toc16580_1257487418"/></text:h>
      <text:p text:style-name="P31">Undersøg hvilke processer der kører på din egen terminal.</text:p>
      <text:p text:style-name="P31"/>
      <text:h text:style-name="P114" text:outline-level="2"><text:bookmark-start text:name="__RefHeading___Toc16582_1257487418"/>Øvelse <text:span text:style-name="T38">9.</text:span>1. b<text:bookmark-end text:name="__RefHeading___Toc16582_1257487418"/></text:h>
      <text:p text:style-name="P31">Lav en liste over alle processer der kører på din maskine.</text:p>
      <text:p text:style-name="P31"/>
      <text:h text:style-name="Heading_20_2" text:outline-level="2"><text:bookmark-start text:name="__RefHeading___Toc16584_1257487418"/>Øvelse <text:span text:style-name="T38">9.</text:span>1. c<text:bookmark-end text:name="__RefHeading___Toc16584_1257487418"/></text:h>
      <text:p text:style-name="P31">Få kommandoen wc til at tælle hvor mange processer der kører på din maskine.</text:p>
      <text:p text:style-name="P31"/>
      <text:h text:style-name="Heading_20_2" text:outline-level="2"><text:bookmark-start text:name="__RefHeading___Toc16586_1257487418"/>Øvelse <text:span text:style-name="T38">9.</text:span>1. d<text:bookmark-end text:name="__RefHeading___Toc16586_1257487418"/></text:h>
      <text:p text:style-name="P31">Log ind på instruktør-maskinen før du går i gang med de følgende øvelser.</text:p>
      <text:p text:style-name="P31">(For at logge ind, skal du bruge kommandoen ssh, som – når du allerførste gang anvender ssh mod instruktørmaskinen – kræver en bekræftelse på, at maskinerne udveksler nøgler for at kryptere forbindelsen.)</text:p>
      <text:p text:style-name="P31"/>
      <text:p text:style-name="P26">Husk: Log ud fra instruktørmaskinen efter afsluttet øvelse.</text:p>
      <text:p text:style-name="P31"/>
      <text:p text:style-name="P11">$ ssh <text:s/>dit_brugernavn@instructor</text:p>
      <text:p text:style-name="P35">The authenticity of host 'instructor (192.168.1.100)' can't be established.</text:p>
      <text:p text:style-name="P35">RSA key fingerprint is c8:65:37:56:a3:1e:61:c6:56:52:25:d1:03:c5:d4:5e.</text:p>
      <text:p text:style-name="P35"><text:soft-page-break/>Are you sure you want to continue connecting (yes/no)? yes</text:p>
      <text:p text:style-name="P35">Warning: Permanently added 'instructor' (RSA) to the list of known hosts.</text:p>
      <text:p text:style-name="P31">bruger1@instructor's <text:s text:c="2"/>password: password</text:p>
      <text:p text:style-name="P31">$ </text:p>
      <text:p text:style-name="P31"/>
      <text:h text:style-name="Heading_20_2" text:outline-level="2"><text:bookmark-start text:name="__RefHeading___Toc16588_1257487418"/><text:line-break/>Øvelse <text:span text:style-name="T38">9.</text:span>1. e<text:bookmark-end text:name="__RefHeading___Toc16588_1257487418"/></text:h>
      <text:p text:style-name="P31">Undersøg hvor mange processer der kører på instruktørmaskinen</text:p>
      <text:p text:style-name="P31"/>
      <text:h text:style-name="Heading_20_2" text:outline-level="2"><text:bookmark-start text:name="__RefHeading___Toc16590_1257487418"/>Øvelse <text:span text:style-name="T38">9.</text:span>1. f<text:bookmark-end text:name="__RefHeading___Toc16590_1257487418"/></text:h>
      <text:p text:style-name="P31">Lav en liste over de processer, der vedrører din shell.</text:p>
      <text:p text:style-name="P31"/>
      <text:h text:style-name="Heading_20_2" text:outline-level="2"><text:bookmark-start text:name="__RefHeading___Toc16592_1257487418"/>Øvelse <text:span text:style-name="T38">9.</text:span>1. g<text:bookmark-end text:name="__RefHeading___Toc16592_1257487418"/></text:h>
      <text:p text:style-name="P31">Lav en liste over netop de processer, der er knyttet til din sidemands brugerkonto.</text:p>
      <text:p text:style-name="P31"/>
      <text:h text:style-name="Heading_20_2" text:outline-level="2"><text:bookmark-start text:name="__RefHeading___Toc16594_1257487418"/>Øvelse <text:span text:style-name="T38">9.</text:span>1. h<text:bookmark-end text:name="__RefHeading___Toc16594_1257487418"/></text:h>
      <text:p text:style-name="P31">Lav en liste over netop de processer, der er knyttet til root.</text:p>
      <text:p text:style-name="P31"/>
      <text:h text:style-name="Heading_20_2" text:outline-level="2"><text:bookmark-start text:name="__RefHeading___Toc16596_1257487418"/>Øvelse <text:span text:style-name="T38">9.</text:span>1. i<text:bookmark-end text:name="__RefHeading___Toc16596_1257487418"/></text:h>
      <text:p text:style-name="P31">Hvad skal der til for at liste de processer, der er bash-shells?</text:p>
      <text:p text:style-name="P31"/>
      <text:h text:style-name="Heading_20_2" text:outline-level="2"><text:bookmark-start text:name="__RefHeading___Toc16598_1257487418"/>Øvelse <text:span text:style-name="T38">9.</text:span>1. j<text:bookmark-end text:name="__RefHeading___Toc16598_1257487418"/></text:h>
      <text:p text:style-name="P31">Hvordan får man listet processerne i sorteret orden efter dels PPID dels PID?</text:p>
      <text:p text:style-name="P31"/>
      <text:h text:style-name="Heading_20_2" text:outline-level="2"><text:bookmark-start text:name="__RefHeading___Toc16600_1257487418"/>Øvelse <text:span text:style-name="T38">9.</text:span>1. k<text:bookmark-end text:name="__RefHeading___Toc16600_1257487418"/></text:h>
      <text:p text:style-name="P31">Hvordan kan man med én kommando få vist procesoplysninger om flere udvalgte PID-numre eller flere forskellige bruger-ID’er?</text:p>
      <text:p text:style-name="P31">(Brug man-siden for ps).</text:p>
      <text:p text:style-name="P31"><text:soft-page-break/></text:p>
      <text:p text:style-name="P31"/>
      <text:p text:style-name="P26">Husk: Log ud fra instruktørmaskinen efter afsluttet øvelse!</text:p>
      <text:h text:style-name="Heading_20_2" text:outline-level="2"/>
      <text:h text:style-name="P49" text:outline-level="1"><text:bookmark-start text:name="__RefHeading___Toc16622_1257487418"/>Modul 10 - <text:s/><text:span text:style-name="T16">Shellen og dens funktion</text:span><text:bookmark-end text:name="__RefHeading___Toc16622_1257487418"/></text:h>
      <text:h text:style-name="Heading_20_2" text:outline-level="2"><text:bookmark-start text:name="__RefHeading___Toc16624_1257487418"/><text:span text:style-name="T18"><text:line-break/></text:span>Øvelse <text:span text:style-name="T38">10.</text:span>1. a - <text:span text:style-name="T18">Wildcards</text:span><text:bookmark-end text:name="__RefHeading___Toc16624_1257487418"/></text:h>
      <text:p text:style-name="P44">Find de wildcards til at liste de filer der opfylder følgende betingelser:</text:p>
      <text:list xml:id="list3639099397671812018" text:style-name="L3">
        <text:list-item>
          <text:p text:style-name="P129">filnavn ender på .c</text:p>
        </text:list-item>
        <text:list-item>
          <text:p text:style-name="P129">filnavn på 4 tegn</text:p>
        </text:list-item>
        <text:list-item>
          <text:p text:style-name="P129">filnavn der indeholder A</text:p>
        </text:list-item>
        <text:list-item>
          <text:p text:style-name="P129">filnavn starter med fil</text:p>
        </text:list-item>
      </text:list>
      <text:p text:style-name="P44"/>
      <text:h text:style-name="P114" text:outline-level="2"><text:bookmark-start text:name="__RefHeading___Toc16626_1257487418"/>Øvelse <text:span text:style-name="T38">10.</text:span>1. b<text:bookmark-end text:name="__RefHeading___Toc16626_1257487418"/></text:h>
      <text:p text:style-name="P44">Hvad sker her:</text:p>
      <text:p text:style-name="P12">ls *a a*</text:p>
      <text:p text:style-name="P44">og</text:p>
      <text:p text:style-name="P12">echo *a a*</text:p>
      <text:p text:style-name="P44"/>
      <text:h text:style-name="P114" text:outline-level="2"><text:bookmark-start text:name="__RefHeading___Toc16628_1257487418"/>Øvelse <text:span text:style-name="T38">10.</text:span>1. c<text:bookmark-end text:name="__RefHeading___Toc16628_1257487418"/></text:h>
      <text:p text:style-name="P44">Hvad sker her:</text:p>
      <text:p text:style-name="P12">echo ″*a a*″</text:p>
      <text:p text:style-name="P44">og</text:p>
      <text:p text:style-name="P12">echo ′*a a*′</text:p>
      <text:p text:style-name="P44"/>
      <text:p text:style-name="P44"/>
      <text:h text:style-name="P54" text:outline-level="2"><text:bookmark-start text:name="__RefHeading___Toc16630_1257487418"/>Øvelse <text:span text:style-name="T38">10.</text:span>2. a - Redirigering<text:bookmark-end text:name="__RefHeading___Toc16630_1257487418"/></text:h>
      <text:p text:style-name="P44">Hvad er forskellen på:</text:p>
      <text:p text:style-name="P12">ls &gt; lsfil | sort -r</text:p>
      <text:p text:style-name="P44">og</text:p>
      <text:p text:style-name="P12">ls | sort –r &gt; lsfil</text:p>
      <text:p text:style-name="P44"/>
      <text:h text:style-name="P114" text:outline-level="2"><text:bookmark-start text:name="__RefHeading___Toc16632_1257487418"/>Øvelse <text:span text:style-name="T38">10.</text:span>2. b<text:bookmark-end text:name="__RefHeading___Toc16632_1257487418"/></text:h>
      <text:p text:style-name="P44">Sorter linierne i filen SuperUsers efter efternavn og få de sorterede linier redirigeret til en fil, du kalder sort_navne</text:p>
      <text:p text:style-name="P44"/>
      <text:p text:style-name="P44">Tilføj til sort_navne ved hjælp af kommandoen echo en linie med dit eget fornavn og efternavn samt dato</text:p>
      <text:p text:style-name="P44"/>
      <text:p text:style-name="P44">Sorter nu linierne sort_navne i omvendt orden og skriv resultatet tilbage til filen sort_navne </text:p>
      <text:p text:style-name="P44"/>
      <text:h text:style-name="P114" text:outline-level="2"><text:bookmark-start text:name="__RefHeading___Toc16634_1257487418"/>Øvelse <text:span text:style-name="T38">10.</text:span>2. c<text:bookmark-end text:name="__RefHeading___Toc16634_1257487418"/></text:h>
      <text:p text:style-name="P44">Brug find til at lede i /home efter filer med navnet txt. <text:line-break/><text:span text:style-name="T49">Standard</text:span> output skal skrives til en fil med navnet find.log</text:p>
      <text:p text:style-name="P44"/>
      <text:h text:style-name="P114" text:outline-level="2"><text:bookmark-start text:name="__RefHeading___Toc16636_1257487418"/>Øvelse <text:span text:style-name="T38">10.</text:span>2. d<text:bookmark-end text:name="__RefHeading___Toc16636_1257487418"/></text:h>
      <text:p text:style-name="P45">Hvad indeholder filen find.log efter følgende kommando?</text:p>
      <text:p text:style-name="P45"><text:span text:style-name="T48">Og hvor ender stdout og stderr?</text:span>:</text:p>
      <text:p text:style-name="P12">find .. -name '*.c' &gt;find.log 2&gt;&amp;1</text:p>
      <text:p text:style-name="P44"/>
      <text:h text:style-name="P114" text:outline-level="2"><text:bookmark-start text:name="__RefHeading___Toc16638_1257487418"/>Øvelse <text:span text:style-name="T38">10.</text:span>2. e<text:bookmark-end text:name="__RefHeading___Toc16638_1257487418"/></text:h>
      <text:p text:style-name="P45">Hvad indeholder filen find.log efter følgende kommando?</text:p>
      <text:p text:style-name="P45"><text:span text:style-name="T48">Og hvor ender stdout og stderr</text:span>:</text:p>
      <text:p text:style-name="P12">find .. -name '*.c' 2&gt;&amp;1 &gt;find.log</text:p>
      <text:p text:style-name="P44"><text:soft-page-break/></text:p>
      <text:p text:style-name="P44"/>
      <text:h text:style-name="P114" text:outline-level="2"><text:bookmark-start text:name="__RefHeading___Toc16640_1257487418"/>Øvelse <text:span text:style-name="T38">10.</text:span>3. a - <text:span text:style-name="T18">Pipe</text:span><text:bookmark-end text:name="__RefHeading___Toc16640_1257487418"/></text:h>
      <text:p text:style-name="P44">Vis samtlige processer på din maskine med en skærmside ad gangen.</text:p>
      <text:p text:style-name="P44"/>
      <text:h text:style-name="P114" text:outline-level="2"><text:bookmark-start text:name="__RefHeading___Toc16642_1257487418"/>Øvelse <text:span text:style-name="T38">10.</text:span>3. b<text:bookmark-end text:name="__RefHeading___Toc16642_1257487418"/></text:h>
      <text:p text:style-name="P44">Vis processer knyttet til root med en skærmside ad gangen.</text:p>
      <text:p text:style-name="P44"/>
      <text:h text:style-name="P114" text:outline-level="2"><text:bookmark-start text:name="__RefHeading___Toc16644_1257487418"/>Øvelse <text:span text:style-name="T38">10.</text:span>3. c<text:bookmark-end text:name="__RefHeading___Toc16644_1257487418"/></text:h>
      <text:p text:style-name="P44">Linierne 17430-17437 fra filen bibel skal udskrives på skærmen med linienumre forrest.</text:p>
      <text:p text:style-name="P44">Gør det ved hjælp af flere kommandoer i en pipeline</text:p>
      <text:p text:style-name="P44"/>
      <text:p text:style-name="P110">Tips: </text:p>
      <text:p text:style-name="P32"><text:span text:style-name="T20">cat -n</text:span><text:span text:style-name="T16"> sætter linjenumre på</text:span></text:p>
      <text:p text:style-name="P32"><text:span text:style-name="T20">head </text:span><text:span text:style-name="T16">viser begyndelsen af en datastrøm</text:span></text:p>
      <text:p text:style-name="P32"><text:span text:style-name="T20">tail </text:span><text:span text:style-name="T16">viser slutningen af en datastrøm</text:span></text:p>
      <text:p text:style-name="P44"/>
      <text:p text:style-name="P44"/>
      <text:p text:style-name="P44"/>
      <text:h text:style-name="P114" text:outline-level="2"><text:bookmark-start text:name="__RefHeading___Toc16646_1257487418"/>Øvelse <text:span text:style-name="T38">10.</text:span>3. d<text:bookmark-end text:name="__RefHeading___Toc16646_1257487418"/></text:h>
      <text:p text:style-name="P44">Kør scriptet oftest og lad inddata komme fra filen bibel.word og skriv uddata til en fil.</text:p>
      <text:p text:style-name="P44"/>
      <text:p text:style-name="P44">Lav en lang listning af filerne i /usr/bin og sorter linierne i omvendt orden efter filstørrelsen. <text:s/>Vis output med en side af gangen.</text:p>
      <text:p text:style-name="P44"/>
      <text:h text:style-name="P114" text:outline-level="2"><text:bookmark-start text:name="__RefHeading___Toc16648_1257487418"/><text:soft-page-break/>Øvelse <text:span text:style-name="T38">10.</text:span>3. e<text:bookmark-end text:name="__RefHeading___Toc16648_1257487418"/></text:h>
      <text:p text:style-name="P44">Hvad sker her:</text:p>
      <text:p text:style-name="P12">find .. -name '*.c' | less</text:p>
      <text:p text:style-name="P44"/>
      <text:h text:style-name="P121" text:outline-level="2"/>
      <text:p text:style-name="P44"/>
      <text:h text:style-name="P114" text:outline-level="2"><text:bookmark-start text:name="__RefHeading___Toc16652_1257487418"/>Øvelse <text:span text:style-name="T38">10.</text:span>4. a - <text:span text:style-name="T30">Variabler</text:span><text:bookmark-end text:name="__RefHeading___Toc16652_1257487418"/></text:h>
      <text:p text:style-name="P32"><text:span text:style-name="T16">Udskriv indholdet af følgende variable</text:span><text:span text:style-name="T19">r</text:span><text:span text:style-name="T16">:</text:span></text:p>
      <text:p text:style-name="P12">HOME</text:p>
      <text:p text:style-name="P12">PATH</text:p>
      <text:p text:style-name="P12">TERM</text:p>
      <text:p text:style-name="P12">PS1</text:p>
      <text:p text:style-name="P12">LOGNAME</text:p>
      <text:p text:style-name="P12">PWD</text:p>
      <text:h text:style-name="P114" text:outline-level="2"><text:bookmark-start text:name="__RefHeading___Toc16654_1257487418"/>Øvelse <text:span text:style-name="T38">10.</text:span>4. b<text:bookmark-end text:name="__RefHeading___Toc16654_1257487418"/></text:h>
      <text:p text:style-name="P44">Kan du ændre din promt fra </text:p>
      <text:p text:style-name="P13">$ █</text:p>
      <text:p text:style-name="P44">til:</text:p>
      <text:p text:style-name="P12">Yes, Sir?&gt; █</text:p>
      <text:p text:style-name="P44">…eller til maskinens navn </text:p>
      <text:p text:style-name="P44">(variablen HOST<text:span text:style-name="T44">NAME</text:span>)</text:p>
      <text:p text:style-name="P44">fx.:</text:p>
      <text:p text:style-name="P33"><text:span text:style-name="T20">embla.k1.sulocal.dk:</text:span><text:span text:style-name="T16"> </text:span><text:span text:style-name="T20">█</text:span></text:p>
      <text:h text:style-name="P114" text:outline-level="2"><text:bookmark-start text:name="__RefHeading___Toc16656_1257487418"/>Øvelse <text:span text:style-name="T38">10.</text:span>5. a - Plinger<text:bookmark-end text:name="__RefHeading___Toc16656_1257487418"/></text:h>
      <text:p text:style-name="P44">Afprøv og forklar forskellen mellem </text:p>
      <text:p text:style-name="P63">sted=Karlebo Kro</text:p>
      <text:p text:style-name="P65">sted="Karlebo Kro"</text:p>
      <text:p text:style-name="P65">sted='Karlebo Kro'</text:p>
      <text:p text:style-name="P44"><text:soft-page-break/></text:p>
      <text:h text:style-name="P114" text:outline-level="2"><text:bookmark-start text:name="__RefHeading___Toc16658_1257487418"/>Øvelse <text:span text:style-name="T38">10.</text:span>5. b<text:bookmark-end text:name="__RefHeading___Toc16658_1257487418"/></text:h>
      <text:p text:style-name="P44">Afprøv og forklar forskellen mellem </text:p>
      <text:p text:style-name="P69">ls -l sat*</text:p>
      <text:p text:style-name="P71">ls -l "sat*"</text:p>
      <text:p text:style-name="P70">ls -l 'sat*'</text:p>
      <text:p text:style-name="P44"/>
      <text:h text:style-name="P114" text:outline-level="2"><text:bookmark-start text:name="__RefHeading___Toc16660_1257487418"/>Øvelse <text:span text:style-name="T38">10.</text:span>5. c<text:bookmark-end text:name="__RefHeading___Toc16660_1257487418"/></text:h>
      <text:p text:style-name="P44">Afprøv og forklar forskellen mellem </text:p>
      <text:p text:style-name="P63">echo I dag er det: $(date)</text:p>
      <text:p text:style-name="P64">echo "I dag er det: $(date)"</text:p>
      <text:p text:style-name="P64">echo 'I dag er det: $(date)'</text:p>
      <text:p text:style-name="P44"/>
      <text:h text:style-name="P114" text:outline-level="2"><text:bookmark-start text:name="__RefHeading___Toc16662_1257487418"/>Øvelse <text:span text:style-name="T38">10.</text:span>5. d<text:bookmark-end text:name="__RefHeading___Toc16662_1257487418"/></text:h>
      <text:p text:style-name="P44">Hvad sker her:</text:p>
      <text:p text:style-name="P12">echo Der er \ og "\" og '\'</text:p>
      <text:p text:style-name="P44"/>
      <text:h text:style-name="P114" text:outline-level="2"><text:bookmark-start text:name="__RefHeading___Toc16664_1257487418"/>Øvelse <text:span text:style-name="T38">10.</text:span>5. e<text:bookmark-end text:name="__RefHeading___Toc16664_1257487418"/></text:h>
      <text:p text:style-name="P44">Kan du ændre din prompt, så den viser aktuelle katalog (variablen PWD) og bliver ændret hver gang man bruger cd-kommandoen.</text:p>
      <text:p text:style-name="P12">/home/joe: cd tmp</text:p>
      <text:p text:style-name="P12">/home/joe/tmp: cd /tmp</text:p>
      <text:p text:style-name="P12">/tmp: cd /etc</text:p>
      <text:p text:style-name="P12">/etc: </text:p>
      <text:h text:style-name="P114" text:outline-level="2"><text:bookmark-start text:name="__RefHeading___Toc16666_1257487418"/>Øvelse <text:span text:style-name="T38">10.</text:span>6. a - Shellscript<text:bookmark-end text:name="__RefHeading___Toc16666_1257487418"/></text:h>
      <text:p text:style-name="P44">Skriv et script, der laver en listning af de filer, der har 3, 4 eller 5 tegn i filnavnet.</text:p>
      <text:p text:style-name="P44">Udskriv forklarende overskrifter.</text:p>
      <text:p text:style-name="P44">Slut af med udskrivning af dato og navn.</text:p>
      <text:p text:style-name="P44"><text:soft-page-break/></text:p>
      <text:p text:style-name="P44">Eksempel på output:</text:p>
      <text:p text:style-name="P44">Filnavne på 3 tegn:</text:p>
      <text:p text:style-name="P14">-rwxr-xr-x <text:s text:c="3"/>1 kresten <text:s/>users <text:s text:c="6"/>50213 Oct <text:s/>5 <text:s/>2008 <text:span text:style-name="T5">txt</text:span></text:p>
      <text:p text:style-name="P44">…</text:p>
      <text:p text:style-name="P44">Filnavne på 4 tegn:</text:p>
      <text:p text:style-name="P14">-r--r--r-- <text:s text:c="3"/>1 kresten <text:s/>users <text:s text:c="8"/>469 Jun 15 14:39 <text:span text:style-name="T5">lark</text:span></text:p>
      <text:p text:style-name="P44">…</text:p>
      <text:p text:style-name="P44">Filnavne på 5 tegn:</text:p>
      <text:p text:style-name="P14">-rw-r--r-- <text:s text:c="3"/>1 kresten <text:s/>users <text:s text:c="4"/>3877682 Jun <text:s/>7 15:16 <text:span text:style-name="T5">bibel</text:span></text:p>
      <text:p text:style-name="P44">…</text:p>
      <text:p text:style-name="P44"/>
      <text:p text:style-name="P44"/>
      <text:h text:style-name="P49" text:outline-level="1"><text:bookmark-start text:name="__RefHeading___Toc19629_1257487418"/>Modul 11 - <text:span text:style-name="T6">T</text:span><text:span text:style-name="T31">idsafhængig jobstart</text:span><text:bookmark-end text:name="__RefHeading___Toc19629_1257487418"/></text:h>
      <text:p text:style-name="P72"/>
      <text:h text:style-name="P114" text:outline-level="2"><text:bookmark-start text:name="__RefHeading___Toc19631_1257487418"/>Øvelse <text:span text:style-name="T38">11.</text:span>1. a<text:bookmark-end text:name="__RefHeading___Toc19631_1257487418"/></text:h>
      <text:p text:style-name="P81">Udfør om 2 minutter en lang listning af dit nuværende arbejdskatalog. <text:line-break/>(<text:span text:style-name="T32">Output mailes til dit kursus-brugernavn)</text:span></text:p>
      <text:p text:style-name="P81"/>
      <text:p text:style-name="P81">Når mailen er modtaget, kan du læse den med kommandoen: mail</text:p>
      <text:p text:style-name="P81"/>
      <text:h text:style-name="P114" text:outline-level="2"><text:bookmark-start text:name="__RefHeading___Toc19633_1257487418"/>Øvelse <text:span text:style-name="T38">11.</text:span>1. b<text:bookmark-end text:name="__RefHeading___Toc19633_1257487418"/></text:h>
      <text:p text:style-name="P81">Opret om 5 minutter en ny fil ved navn sangbog, der skal indeholde filerne sat1 og lark1</text:p>
      <text:p text:style-name="P81"/>
      <text:h text:style-name="P114" text:outline-level="2"><text:bookmark-start text:name="__RefHeading___Toc19635_1257487418"/>Øvelse <text:span text:style-name="T38">11.</text:span>1. c<text:bookmark-end text:name="__RefHeading___Toc19635_1257487418"/></text:h>
      <text:p text:style-name="P81">Opret om 5 minutter en ny fil ved navn vers1</text:p>
      <text:p text:style-name="P81">Filen må kun indeholde de første 4 linjer af filerne sat1 og lark1</text:p>
      <text:p text:style-name="P81"/>
      <text:h text:style-name="P114" text:outline-level="2"><text:bookmark-start text:name="__RefHeading___Toc19637_1257487418"/>Øvelse <text:span text:style-name="T38">11.</text:span>1. d<text:bookmark-end text:name="__RefHeading___Toc19637_1257487418"/></text:h>
      <text:p text:style-name="P81">Afsend med mail kl 15:45 meddelelsen Klokken er 15:45 og vi går snart hjem</text:p>
      <text:p text:style-name="P81"/>
      <text:h text:style-name="P114" text:outline-level="2"><text:bookmark-start text:name="__RefHeading___Toc19639_1257487418"/>Øvelse <text:span text:style-name="T38">11.</text:span>1. e<text:bookmark-end text:name="__RefHeading___Toc19639_1257487418"/></text:h>
      <text:p text:style-name="P81">Udfør denne kommando om 10 minutter:</text:p>
      <text:p text:style-name="P73">cp lark lark.ny</text:p>
      <text:p text:style-name="P81"/>
      <text:h text:style-name="P114" text:outline-level="2"><text:bookmark-start text:name="__RefHeading___Toc19641_1257487418"/>Øvelse <text:span text:style-name="T38">11.</text:span>2. a<text:bookmark-end text:name="__RefHeading___Toc19641_1257487418"/></text:h>
      <text:p text:style-name="P81">Se hvilke jobs du har liggende til udførelse.</text:p>
      <text:h text:style-name="P112" text:outline-level="2"/>
      <text:h text:style-name="P114" text:outline-level="2"><text:bookmark-start text:name="__RefHeading___Toc19645_1257487418"/>Øvelse <text:span text:style-name="T38">11.</text:span>2. <text:span text:style-name="T43">b</text:span><text:bookmark-end text:name="__RefHeading___Toc19645_1257487418"/></text:h>
      <text:p text:style-name="P81">Undersøg hvornår det er teatime.</text:p>
      <text:p text:style-name="P81">Prøv kommandoen:</text:p>
      <text:p text:style-name="P73">echo ls | at teatime</text:p>
      <text:h text:style-name="Heading_20_1" text:outline-level="1"/>
      <text:h text:style-name="P49" text:outline-level="1"><text:bookmark-start text:name="__RefHeading___Toc19647_1257487418"/>Modul 12 - Brugere<text:bookmark-end text:name="__RefHeading___Toc19647_1257487418"/></text:h>
      <text:p text:style-name="P82"/>
      <text:h text:style-name="Heading_20_2" text:outline-level="2"><text:bookmark-start text:name="__RefHeading___Toc19649_1257487418"/>Øvelse <text:span text:style-name="T38">12.</text:span>1. a<text:bookmark-end text:name="__RefHeading___Toc19649_1257487418"/></text:h>
      <text:p text:style-name="P82">Lav et eksekverbart script, der laver en udskrivning af dato, klokkeslet, m.v.</text:p>
      <text:p text:style-name="P82"/>
      <text:h text:style-name="P114" text:outline-level="2"><text:bookmark-start text:name="__RefHeading___Toc19651_1257487418"/>Øvelse <text:span text:style-name="T38">12.</text:span>1. b<text:bookmark-end text:name="__RefHeading___Toc19651_1257487418"/></text:h>
      <text:p text:style-name="P82">Udvid scriptet med udskrivning af en liste over alle de brugere der er logget ind – sorteret efter brugernavn.</text:p>
      <text:p text:style-name="P82">Scriptet skal afslutte med udskrivning af antallet af brugere der er logget ind (der skal ikke tages hensyn til at nogle brugere kan være logget ind flere gange).</text:p>
      <text:p text:style-name="P82"/>
      <text:p text:style-name="P82"/>
      <text:p text:style-name="P82"><text:s/></text:p>
      <text:p text:style-name="P82"/>
      <text:h text:style-name="P114" text:outline-level="2"><text:bookmark-start text:name="__RefHeading___Toc19655_1257487418"/>Øvelse <text:span text:style-name="T38">12.</text:span>2. a<text:bookmark-end text:name="__RefHeading___Toc19655_1257487418"/></text:h>
      <text:p text:style-name="P82">Undersøg alle oplysninger in dit user-ID.</text:p>
      <text:p text:style-name="P82"/>
      <text:p text:style-name="P82"/>
      <text:h text:style-name="Heading_20_2" text:outline-level="2"/>
      <text:h text:style-name="P114" text:outline-level="2"><text:bookmark-start text:name="__RefHeading___Toc19657_1257487418"/>Øvelse <text:span text:style-name="T38">12.</text:span>3. a<text:bookmark-end text:name="__RefHeading___Toc19657_1257487418"/></text:h>
      <text:p text:style-name="P82">Ændre dit bruger-id, så du udgiver dig for en anden af brugerne på holdet.</text:p>
      <text:p text:style-name="P82">Udfør whoami-kommandoen.</text:p>
      <text:p text:style-name="P82">Log tilbage med ^d <text:s/>(Ctrl+d).</text:p>
      <text:p text:style-name="P82"/>
      <text:h text:style-name="P114" text:outline-level="2"><text:bookmark-start text:name="__RefHeading___Toc19659_1257487418"/>Øvelse <text:span text:style-name="T38">12.</text:span>3. b<text:bookmark-end text:name="__RefHeading___Toc19659_1257487418"/></text:h>
      <text:p text:style-name="P82">Log ind på instruktørmaskinen og se på output fra who kommandoen.</text:p>
      <text:p text:style-name="P82"/>
      <text:h text:style-name="P114" text:outline-level="2"><text:bookmark-start text:name="__RefHeading___Toc19661_1257487418"/>Øvelse <text:span text:style-name="T38">12.</text:span>3. c<text:bookmark-end text:name="__RefHeading___Toc19661_1257487418"/></text:h>
      <text:p text:style-name="P82">Skift user-id med:</text:p>
      <text:p text:style-name="P82">su – bruger9</text:p>
      <text:p text:style-name="P82">(password: password)</text:p>
      <text:p text:style-name="P82"/>
      <text:p text:style-name="P82"><text:soft-page-break/>Check dit nuværende user ID med id kommandoen</text:p>
      <text:p text:style-name="P82">logname kommandoen</text:p>
      <text:p text:style-name="P82">samt</text:p>
      <text:p text:style-name="P82">who kommandoen</text:p>
      <text:p text:style-name="P82">whoami kommandoen</text:p>
      <text:p text:style-name="P82">og bemærk forskellene.</text:p>
      <text:p text:style-name="P82"/>
      <text:p text:style-name="P82"/>
      <text:p text:style-name="P82"/>
      <text:h text:style-name="P114" text:outline-level="2"><text:bookmark-start text:name="__RefHeading___Toc19663_1257487418"/>Øvelse <text:span text:style-name="T38">12.</text:span>4. a<text:bookmark-end text:name="__RefHeading___Toc19663_1257487418"/></text:h>
      <text:p text:style-name="P82">Udskriv de linier fra passwd-filen der starter med bruger.</text:p>
      <text:p text:style-name="P82"/>
      <text:p text:style-name="P82"/>
      <text:h text:style-name="P49" text:outline-level="1"><text:bookmark-start text:name="__RefHeading___Toc19665_1257487418"/>Modul 13 - Filrettigheder<text:bookmark-end text:name="__RefHeading___Toc19665_1257487418"/></text:h>
      <text:p text:style-name="P83"/>
      <text:h text:style-name="Heading_20_2" text:outline-level="2"><text:bookmark-start text:name="__RefHeading___Toc19667_1257487418"/>Øvelse <text:span text:style-name="T39">13.</text:span>1. a<text:bookmark-end text:name="__RefHeading___Toc19667_1257487418"/></text:h>
      <text:p text:style-name="P83">Opret en ny fil med navnet: <text:span text:style-name="T5">fil.ret</text:span></text:p>
      <text:p text:style-name="P83">Se hvilke rettigheder filen har.</text:p>
      <text:p text:style-name="P83"/>
      <text:p text:style-name="P83">Opret et symbolsk link til <text:span text:style-name="T5">fil.ret</text:span> med navnet: <text:span text:style-name="T5">symbol.ret</text:span></text:p>
      <text:p text:style-name="P83">Se hvilke rettigheder det symbolske link har.</text:p>
      <text:p text:style-name="P83"/>
      <text:p text:style-name="P83">Opret et nyt katalog med navnet: <text:span text:style-name="T5">dir.ret</text:span></text:p>
      <text:p text:style-name="P83">Se hvilke rettigheder kataloget har.</text:p>
      <text:p text:style-name="P83"/>
      <text:p text:style-name="P83"/>
      <text:h text:style-name="P115" text:outline-level="2"><text:bookmark-start text:name="__RefHeading___Toc19669_1257487418"/>Øvelse <text:span text:style-name="T39">13.</text:span>1. b<text:bookmark-end text:name="__RefHeading___Toc19669_1257487418"/></text:h>
      <text:p text:style-name="P83">Opret et almindeligt link til fil.ret med navnet: link.ret</text:p>
      <text:p text:style-name="P83">Se hvilke rettigheder det almindelige link har.</text:p>
      <text:p text:style-name="P83"/>
      <text:p text:style-name="P83">Du skal nu tilføje eksekveringsret til filen fil.ret:</text:p>
      <text:p text:style-name="P74">chmod +x fil.ret</text:p>
      <text:p text:style-name="P83">Se hvilke rettigheder er på filerne fil.ret og link.ret</text:p>
      <text:p text:style-name="P83"/>
      <text:p text:style-name="P83"/>
      <text:h text:style-name="P115" text:outline-level="2"><text:bookmark-start text:name="__RefHeading___Toc19671_1257487418"/>Øvelse <text:span text:style-name="T39">13.</text:span>2. a<text:bookmark-end text:name="__RefHeading___Toc19671_1257487418"/></text:h>
      <text:p text:style-name="P83">Opret en ny fil med navnet: <text:span text:style-name="T5">fil.ret.1</text:span></text:p>
      <text:p text:style-name="P83">Du skal ændre rettighederne på filen med <text:span text:style-name="T32">symbolske </text:span><text:span text:style-name="T34">operatorer.</text:span></text:p>
      <text:p text:style-name="P83">Hver gang du ændrer noget, skal du kontrollere at det er sket:</text:p>
      <text:list xml:id="list1559241258715993970" text:style-name="L4">
        <text:list-item>
          <text:p text:style-name="P130">Tilføj eksekveringsret til brugerkategorien user (dig selv).</text:p>
        </text:list-item>
        <text:list-item>
          <text:p text:style-name="P130">Fratag group læseret.</text:p>
        </text:list-item>
        <text:list-item>
          <text:p text:style-name="P130">Tilføj skriveret for kategorien other.</text:p>
        </text:list-item>
        <text:list-item>
          <text:p text:style-name="P130">Fjern alle rettgheder for alle brugerkategorier.</text:p>
        </text:list-item>
        <text:list-item>
          <text:p text:style-name="P130">Tildel gruppen læse- og eksekveringsret.</text:p>
        </text:list-item>
        <text:list-item>
          <text:p text:style-name="P130">Tildel alle brugerkategorier alle rettigheder.</text:p>
        </text:list-item>
      </text:list>
      <text:p text:style-name="P83"><text:soft-page-break/></text:p>
      <text:p text:style-name="P83"/>
      <text:h text:style-name="P115" text:outline-level="2"><text:bookmark-start text:name="__RefHeading___Toc19673_1257487418"/>Øvelse <text:span text:style-name="T39">13.</text:span>2. b<text:bookmark-end text:name="__RefHeading___Toc19673_1257487418"/></text:h>
      <text:p text:style-name="P83">Opret en ny fil med navnet: <text:span text:style-name="T5">fil.ret.2</text:span></text:p>
      <text:p text:style-name="P83">Du skal ændre rettighederne på filen med <text:span text:style-name="T32">oktale </text:span><text:span text:style-name="T34">operatorer</text:span>.</text:p>
      <text:p text:style-name="P83">Hver gang du ændrer noget, skal du kontrollere at det er sket:</text:p>
      <text:list xml:id="list1363796479003331869" text:style-name="L5">
        <text:list-item>
          <text:p text:style-name="P131">Tilføj eksekveringsret til brugerkategorien owner (dig selv).</text:p>
        </text:list-item>
        <text:list-item>
          <text:p text:style-name="P131">Fratag group læseret.</text:p>
        </text:list-item>
        <text:list-item>
          <text:p text:style-name="P131">Tilføj skriveret for kategorien other.</text:p>
        </text:list-item>
        <text:list-item>
          <text:p text:style-name="P131">Fjern alle rettgheder for alle brugerkategorier.</text:p>
        </text:list-item>
        <text:list-item>
          <text:p text:style-name="P131">Tildel gruppen læse- og eksekveringsret.</text:p>
        </text:list-item>
        <text:list-item>
          <text:p text:style-name="P131">Tildel alle brugerkategorier alle rettigheder.</text:p>
        </text:list-item>
      </text:list>
      <text:p text:style-name="P83"/>
      <text:p text:style-name="P83"/>
      <text:h text:style-name="P115" text:outline-level="2"><text:bookmark-start text:name="__RefHeading___Toc19675_1257487418"/>Øvelse <text:span text:style-name="T39">13.</text:span>3. a<text:bookmark-end text:name="__RefHeading___Toc19675_1257487418"/></text:h>
      <text:p text:style-name="P83">Sæt umask til 000</text:p>
      <text:p text:style-name="P83">Opret en ny fil med navnet:</text:p>
      <text:p text:style-name="P84">fil.ret.3</text:p>
      <text:p text:style-name="P83">Se dens rettigheder. Dette er de ”nøgne” ublokerede standard-rettigheder.</text:p>
      <text:p text:style-name="P83">Du skal nu finde de værdier umask skal have for at nyoprettede almindelige filer får følgende rettigheder:</text:p>
      <text:p text:style-name="P83"/>
      <text:p text:style-name="P74">rw- --- ---</text:p>
      <text:p text:style-name="P74">rw- rw- ---</text:p>
      <text:p text:style-name="P74">rw- rw- -w-</text:p>
      <text:p text:style-name="P74">--- --- ---</text:p>
      <text:p text:style-name="P83"/>
      <text:h text:style-name="P115" text:outline-level="2"><text:bookmark-start text:name="__RefHeading___Toc19677_1257487418"/>Øvelse <text:span text:style-name="T39">13.</text:span>3. b<text:bookmark-end text:name="__RefHeading___Toc19677_1257487418"/></text:h>
      <text:p text:style-name="P83">Hvornår skal man vælge umask 033 fremfor umask 022 ?</text:p>
      <text:p text:style-name="P83"/>
      <text:h text:style-name="P115" text:outline-level="2"><text:bookmark-start text:name="__RefHeading___Toc19679_1257487418"/>Øvelse <text:span text:style-name="T39">13.</text:span>3. c<text:bookmark-end text:name="__RefHeading___Toc19679_1257487418"/></text:h>
      <text:p text:style-name="P83">Hvad skal du huske m.h.t. din umask-værdi før du går videre med Øvelserne?</text:p>
      <text:p text:style-name="P83"/>
      <text:p text:style-name="P83"/>
      <text:h text:style-name="Heading_20_1" text:outline-level="1"><text:bookmark-start text:name="__RefHeading___Toc20867_1257487418"/><text:soft-page-break/>Modul 14 - Kopiering og komprimering<text:bookmark-end text:name="__RefHeading___Toc20867_1257487418"/></text:h>
      <text:p text:style-name="P75"/>
      <text:h text:style-name="Heading_20_2" text:outline-level="2"><text:bookmark-start text:name="__RefHeading___Toc20869_1257487418"/>Øvelse <text:span text:style-name="T39">14.</text:span>1. a<text:bookmark-end text:name="__RefHeading___Toc20869_1257487418"/></text:h>
      <text:p text:style-name="P75">Gå til dit hjemmekatalog.</text:p>
      <text:p text:style-name="P75">Opret et nyt katalog: <text:span text:style-name="T5">tardir</text:span></text:p>
      <text:p text:style-name="P75"/>
      <text:p text:style-name="P75">Du skal vha. tar-kommandoen lave en <text:span text:style-name="T33">backup-fil af</text:span><text:span text:style-name="T32"> fil1, fil2, fil3 og fil4 </text:span>efter følgende regler:</text:p>
      <text:p text:style-name="P75"/>
      <text:p text:style-name="P75">Filen skal hedde <text:span text:style-name="T5">fil1-4.tar</text:span></text:p>
      <text:p text:style-name="P75">Den skal placeres i tardir</text:p>
      <text:p text:style-name="P75">Filerne skal angives uden stiangivelse </text:p>
      <text:p text:style-name="P75"/>
      <text:p text:style-name="P75">List med <text:span text:style-name="T20">ls -l </text:span>-kommandoen filen fil1-4.tar</text:p>
      <text:p text:style-name="P75">List med tar-kommandoen ”backup-indholdet” af fil1-4.tar</text:p>
      <text:p text:style-name="P75"/>
      <text:p text:style-name="P75">Skift katalog til tardir</text:p>
      <text:p text:style-name="P75">Indlæs (extract) alle filerne i fil1-4.tar, så de bliver placeret i tardir</text:p>
      <text:p text:style-name="P75">Kontrollér, at det lykkedes.</text:p>
      <text:p text:style-name="P75"/>
      <text:p text:style-name="P75">Gå til underkataloget dir (i hjemmekataloget) og list filerne der er her og se deres indhold.</text:p>
      <text:p text:style-name="P75"/>
      <text:p text:style-name="P75">Indlæs (extract) her fil1 og fil2 samt fil3 fra backuppen fil1-4.tar.</text:p>
      <text:p text:style-name="P75">Kontrollér, at det lykkedes, dels ved at liste filerne, dels ved at kigge på indholdet.</text:p>
      <text:p text:style-name="P75"/>
      <text:p text:style-name="P75"/>
      <text:h text:style-name="P115" text:outline-level="2"><text:bookmark-start text:name="__RefHeading___Toc20873_1257487418"/>Øvelse <text:span text:style-name="T39">14.2</text:span>. a<text:bookmark-end text:name="__RefHeading___Toc20873_1257487418"/></text:h>
      <text:p text:style-name="P75">Lav denne øvelse to gange. Første gang med bzip2-kommandoen og anden gang med gzip-kommandoen.</text:p>
      <text:p text:style-name="P75"/>
      <text:p text:style-name="P75">Gå til dit hjemmekatalog.</text:p>
      <text:p text:style-name="P75">Find størrelsen på filen txt</text:p>
      <text:p text:style-name="P75"><text:soft-page-break/>Komprimer txt</text:p>
      <text:p text:style-name="P75">Hvor meget fylder filen (txt.bz2 henholdsvis txt.gz) nu?</text:p>
      <text:p text:style-name="P75">Notér størrelsen på den komprimerede fil.</text:p>
      <text:p text:style-name="P75">Prøv at se indholdet af filen txt.bz2 henholdsvis txt.gz</text:p>
      <text:p text:style-name="P75">Komprimer txt.bz2 henholdsvis txt.gz</text:p>
      <text:p text:style-name="P75">Hvad skete der her?</text:p>
      <text:p text:style-name="P75">Dekomprimér den komprimerede fil.</text:p>
      <text:p text:style-name="P75">Kontroller at det er sket.</text:p>
      <text:p text:style-name="P75">Sammenlign de noterede størrelser af de to komprimeringer.</text:p>
      <text:p text:style-name="P75"/>
      <text:h text:style-name="P115" text:outline-level="2"><text:bookmark-start text:name="__RefHeading___Toc20875_1257487418"/>Øvelse <text:span text:style-name="T39">14.2</text:span>. b<text:bookmark-end text:name="__RefHeading___Toc20875_1257487418"/></text:h>
      <text:p text:style-name="P75">Find størrelsen på backupfilerne fra de foregående Øvelser.</text:p>
      <text:p text:style-name="P75">Komprimer filerne og undersøg graden af komprimering.</text:p>
      <text:p text:style-name="P75"/>
      <text:h text:style-name="P113" text:outline-level="2"/>
      <text:p text:style-name="P75"/>
      <text:h text:style-name="P113" text:outline-level="2"/>
      <text:p text:style-name="P76"><text:line-break/><text:line-break/></text:p>
      <text:h text:style-name="P49" text:outline-level="1"><text:bookmark-start text:name="__RefHeading___Toc5591_1619789616"/>Modul 1<text:span text:style-name="T45">5 - Lokalnet, filoverførsel m.m.</text:span><text:bookmark-end text:name="__RefHeading___Toc5591_1619789616"/></text:h>
      <text:p text:style-name="Standard"/>
      <text:h text:style-name="P118" text:outline-level="2">Øvelse <text:span text:style-name="T39">15.1 a</text:span></text:h>
      <text:p text:style-name="P78">Lav et nøglesæt med ssh-keygen og læg den i .ssh kald det dit-navn-ssh-key</text:p>
      <text:p text:style-name="P77"/>
      <text:p text:style-name="P77"/>
      <text:h text:style-name="P118" text:outline-level="2">Øvelse <text:span text:style-name="T39">15.1</text:span>. <text:span text:style-name="T45">b</text:span></text:h>
      <text:p text:style-name="P78">Find de 2 nøgler på din PC og læg mærke til filrettighederne.<text:line-break/>Prøv se indholdet af de 2 filer.</text:p>
      <text:p text:style-name="P85"/>
      <text:p text:style-name="P85"/>
      <text:p text:style-name="P85"><text:line-break/></text:p>
      <text:h text:style-name="P119" text:outline-level="2"/>
      <text:h text:style-name="P119" text:outline-level="2">Øvelse <text:span text:style-name="T39">15.2</text:span>. <text:span text:style-name="T46">a</text:span></text:h>
      <text:p text:style-name="P79">Log på instruktør computeren med ssh, som det brugernavn du får anvist af instruktøren.</text:p>
      <text:p text:style-name="P79"/>
      <text:h text:style-name="P119" text:outline-level="2">Øvelse <text:span text:style-name="T39">15.2</text:span>. <text:span text:style-name="T46">b</text:span></text:h>
      <text:p text:style-name="P79">Opret en mappe ved med dit eget fornavn eller efternavn i hjemmekataloget</text:p>
      <text:p text:style-name="P79"/>
      <text:h text:style-name="P119" text:outline-level="2">Øvelse <text:span text:style-name="T39">15.2</text:span>. <text:span text:style-name="T46">c</text:span></text:h>
      <text:p text:style-name="P79">Opret 3 filer i det nye katalog med indhold fra nogle af filerne fra hjemmekataloget, kald filerne min-fil1, min-fil2 og min-fil3</text:p>
      <text:p text:style-name="P79"/>
      <text:h text:style-name="P119" text:outline-level="2">Øvelse <text:span text:style-name="T39">15.2</text:span>. <text:span text:style-name="T46">d</text:span></text:h>
      <text:p text:style-name="P79">Åbn et nyt terminalvindue</text:p>
      <text:p text:style-name="P79"/>
      <text:h text:style-name="P119" text:outline-level="2">Øvelse <text:span text:style-name="T39">15.2</text:span>. <text:span text:style-name="T46">e</text:span></text:h>
      <text:p text:style-name="P79">Kopier en det nyoprettede katalog over i hjemmekataloget på din kursus PC</text:p>
      <text:p text:style-name="P79"/>
      <text:h text:style-name="P119" text:outline-level="2">Øvelse <text:span text:style-name="T39">15.2</text:span>. <text:span text:style-name="T46">f</text:span></text:h>
      <text:p text:style-name="P79">Tjek om det hele er gået godt. Ved at liste indholdet af det nye katalog på din kursus PC</text:p>
      <text:h text:style-name="P120" text:outline-level="2"><text:soft-page-break/>Øvelse <text:span text:style-name="T39">15.3</text:span></text:h>
      <text:p text:style-name="P80"><text:s text:c="9"/>(En fri opgave)</text:p>
      <text:p text:style-name="P80"/>
      <text:list xml:id="list4598827889822796930" text:style-name="L6">
        <text:list-item>
          <text:p text:style-name="P132">Prøv at lave et shellscript, med nogle af de kommandoer du har lært på kurset. </text:p>
        </text:list-item>
        <text:list-item>
          <text:p text:style-name="P132">Se om du kan få shelllscriptet til at køre</text:p>
        </text:list-item>
        <text:list-item>
          <text:p text:style-name="P132">Test om det gav det ønskede resultat.</text:p>
        </text:list-item>
      </text:list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FreeSans" svg:font-family="FreeSans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Courier New2" svg:font-family="'Courier New'" style:font-family-generic="modern" style:font-pitch="fixed"/>
    <style:font-face style:name="Albany AMT" svg:font-family="'Albany AMT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Tahoma1" svg:font-family="Tahoma" style:font-family-generic="swiss" style:font-pitch="variable"/>
    <style:font-face style:name="Albany AMT1" svg:font-family="'Albany AMT'" style:font-family-generic="system" style:font-pitch="variable"/>
    <style:font-face style:name="Courier1" svg:font-family="Courier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1pt" fo:language="da" fo:country="DK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da" fo:country="DK" officeooo:rsid="002707c6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roman" style:font-pitch="variable" fo:font-size="14pt" style:font-name-asian="Albany AMT1" style:font-family-asian="'Albany AMT'" style:font-family-generic-asian="system" style:font-pitch-asian="variable" style:font-size-asian="14pt" style:language-asian="da" style:country-asian="DK" style:font-name-complex="Albany AMT1" style:font-family-complex="'Albany AMT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erdana" fo:font-family="Verdana" style:font-family-generic="roman" style:font-pitch="variable" fo:font-size="10pt" style:font-size-asian="10pt" style:language-asian="da" style:country-asian="DK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language-asian="da" style:country-asian="DK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28in" loext:contextual-spacing="false" fo:line-height="100%" fo:keep-together="always" fo:keep-with-next="always"/>
      <style:text-properties fo:color="#1f4e79" style:font-name="Calibri Light" fo:font-family="'Calibri Light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line-height="100%" fo:keep-together="always" fo:keep-with-next="always"/>
      <style:text-properties fo:color="#2e74b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text-transform="uppercase"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text-transform="uppercase"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28in" fo:margin-bottom="0in" loext:contextual-spacing="false" fo:keep-together="always" fo:keep-with-next="always"/>
      <style:text-properties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Bullet" style:display-name="List Bullet" style:family="paragraph" style:parent-style-name="Standard" style:default-outline-level="">
      <style:paragraph-properties fo:margin-top="0in" fo:margin-bottom="0.111in" loext:contextual-spacing="true"/>
    </style:style>
    <style:style style:name="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language-asian="da" style:country-asian="DK" style:font-style-asian="italic" style:font-size-complex="12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language-asian="da" style:country-asian="DK"/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  <style:text-properties style:language-asian="da" style:country-asian="DK"/>
    </style:style>
    <style:style style:name="Frame_20_contents" style:display-name="Frame contents" style:family="paragraph" style:parent-style-name="Text_20_body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language-asian="da" style:country-asian="DK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44546a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85%"/>
      <style:text-properties fo:text-transform="uppercase" fo:color="#44546a" style:font-name="Calibri Light" fo:font-family="'Calibri Light'" style:font-family-generic="roman" style:font-pitch="variable" fo:font-size="36pt" fo:letter-spacing="-0.0102in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665in" loext:contextual-spacing="false" fo:line-height="100%"/>
      <style:text-properties fo:color="#5b9bd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0.5in" fo:margin-right="0in" fo:margin-top="0.0835in" fo:margin-bottom="0.0835in" loext:contextual-spacing="false" fo:text-indent="0in" style:auto-text-indent="false"/>
      <style:text-properties fo:color="#44546a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5in" fo:margin-right="0in" fo:margin-top="0.1945in" fo:margin-bottom="0.1665in" loext:contextual-spacing="false" fo:line-height="100%" fo:text-align="center" style:justify-single-word="false" fo:text-indent="0in" style:auto-text-indent="false"/>
      <style:text-properties fo:color="#44546a" style:font-name="Calibri Light" fo:font-family="'Calibri Light'" style:font-family-generic="roman" style:font-pitch="variable" fo:font-size="16pt" fo:letter-spacing="-0.0043in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/>
    <style:style style:name="Calibri_20_11pkt_20_Sort" style:display-name="Calibri 11pkt Sort" style:family="paragraph" style:parent-style-name="Text_20_body" style:default-outline-level="">
      <style:paragraph-properties fo:line-height="106%"/>
      <style:text-properties fo:color="#000000" style:font-name="Calibri" fo:font-family="Calibri" style:font-family-generic="roman" style:font-pitch="variable" fo:font-size="11pt" style:font-size-asian="11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11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7638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0.9165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0693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222in" fo:margin-right="0in" fo:margin-top="0in" fo:margin-bottom="0.0693in" loext:contextual-spacing="false" fo:text-indent="0in" style:auto-text-indent="false"/>
      <style:text-properties style:language-asian="da" style:country-asian="DK"/>
    </style:style>
    <style:style style:name="kommandoer_20_og_20_kildetekster" style:display-name="kommandoer og kildetekster" style:family="paragraph" style:parent-style-name="Standard">
      <style:paragraph-properties>
        <style:tab-stops>
          <style:tab-stop style:position="6.202in" style:type="right"/>
        </style:tab-stops>
      </style:paragraph-properties>
      <style:text-properties style:font-name="Courier New" fo:font-family="'Courier New'" style:font-family-generic="modern" fo:font-size="16pt" fo:language="en" fo:country="AU" style:font-size-asian="16pt"/>
    </style:style>
    <style:style style:name="Footnote" style:family="paragraph" style:parent-style-name="Standard" style:class="extra">
      <style:paragraph-properties>
        <style:tab-stops>
          <style:tab-stop style:position="6.202in" style:type="right"/>
        </style:tab-stops>
      </style:paragraph-properties>
      <style:text-properties style:font-name="Arial Narrow" fo:font-family="'Arial Narrow'" style:font-family-generic="swiss" style:font-pitch="variable" fo:font-size="14pt" fo:language="en" fo:country="AU" fo:background-color="transparent" style:font-size-asian="14pt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>
      <style:text-properties fo:color="#1f4e79" style:font-name="Calibri Light" fo:font-family="'Calibri Light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Overskrift_20_2_20_Tegn" style:display-name="Overskrift 2 Tegn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Overskrift_20_3_20_Tegn" style:display-name="Overskrift 3 Tegn" style:family="text" style:parent-style-name="Default_20_Paragraph_20_Font">
      <style:text-properties fo:color="#2e74b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Markeringsbobletekst_20_Tegn" style:display-name="Markeringsbobletekst Tegn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Overskrift_20_4_20_Tegn" style:display-name="Overskrift 4 Tegn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Overskrift_20_5_20_Tegn" style:display-name="Overskrift 5 Tegn" style:family="text" style:parent-style-name="Default_20_Paragraph_20_Font">
      <style:text-properties fo:text-transform="uppercase" fo:color="#2e74b5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Overskrift_20_6_20_Tegn" style:display-name="Overskrift 6 Tegn" style:family="text" style:parent-style-name="Default_20_Paragraph_20_Font">
      <style:text-properties fo:text-transform="uppercase"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Overskrift_20_7_20_Tegn" style:display-name="Overskrift 7 Tegn" style:family="text" style:parent-style-name="Default_20_Paragraph_20_Font">
      <style:text-properties fo:color="#1f4e79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Overskrift_20_8_20_Tegn" style:display-name="Overskrift 8 Tegn" style:family="text" style:parent-style-name="Default_20_Paragraph_20_Font">
      <style:text-properties fo:color="#1f4e79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Overskrift_20_9_20_Tegn" style:display-name="Overskrift 9 Tegn" style:family="text" style:parent-style-name="Default_20_Paragraph_20_Font">
      <style:text-properties fo:color="#1f4e79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/>
    </style:style>
    <style:style style:name="WW8Num1z2" style:family="text">
      <style:text-properties style:font-name="Wingdings" fo:font-family="Wingdings" style:font-family-generic="roman" style:font-pitch="variable"/>
    </style:style>
    <style:style style:name="WW8Num1z3" style:family="text">
      <style:text-properties style:font-name="Symbol" fo:font-family="Symbol" style:font-family-generic="roman" style:font-pitch="variable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/>
    </style:style>
    <style:style style:name="WW8Num2z2" style:family="text">
      <style:text-properties style:font-name="Wingdings" fo:font-family="Wingdings" style:font-family-generic="roman" style:font-pitch="variable"/>
    </style:style>
    <style:style style:name="WW8Num2z3" style:family="text">
      <style:text-properties style:font-name="Symbol" fo:font-family="Symbol" style:font-family-generic="roman" style:font-pitch="variable"/>
    </style:style>
    <style:style style:name="Default_20_Paragraph_20_Font1" style:display-name="Default Paragraph Font1" style:family="text"/>
    <style:style style:name="page_20_number" style:display-name="page number" style:family="text" style:parent-style-name="Default_20_Paragraph_20_Font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de" style:family="text">
      <style:text-properties style:font-name="Courier New1" fo:font-family="'Courier New'" style:font-family-generic="roman" style:font-pitch="variable" fo:font-size="10pt" fo:language="da" fo:country="DK" style:font-size-asian="10pt" style:font-name-complex="Courier1" style:font-family-complex="Courier" style:font-family-generic-complex="system" style:font-pitch-complex="variabl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Brødtekst_20_Tegn" style:display-name="Brødtekst Tegn" style:family="text" style:parent-style-name="Default_20_Paragraph_20_Font">
      <style:text-properties style:font-name="Verdana" fo:font-family="Verdana" style:font-family-generic="roman" style:font-pitch="variable" fo:font-size="10pt" style:font-name-asian="DejaVu Sans" style:font-family-asian="'DejaVu Sans'" style:font-family-generic-asian="system" style:font-pitch-asian="variable" style:font-size-asian="10pt" style:language-asian="da" style:country-asian="DK"/>
    </style:style>
    <style:style style:name="Sidehoved_20_Tegn" style:display-name="Sidehoved Tegn" style:family="text" style:parent-style-name="Default_20_Paragraph_20_Font">
      <style:text-properties style:font-name-asian="DejaVu Sans" style:font-family-asian="'DejaVu Sans'" style:font-family-generic-asian="system" style:font-pitch-asian="variable" style:language-asian="da" style:country-asian="DK"/>
    </style:style>
    <style:style style:name="Sidefod_20_Tegn" style:display-name="Sidefod Tegn" style:family="text" style:parent-style-name="Default_20_Paragraph_20_Font">
      <style:text-properties style:font-name-asian="DejaVu Sans" style:font-family-asian="'DejaVu Sans'" style:font-family-generic-asian="system" style:font-pitch-asian="variable" style:language-asian="da" style:country-asian="DK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loext:padding="0in" loext:border="none"/>
    </style:style>
    <style:style style:name="Titel_20_Tegn" style:display-name="Titel Tegn" style:family="text" style:parent-style-name="Default_20_Paragraph_20_Font">
      <style:text-properties fo:text-transform="uppercase" fo:color="#44546a" style:font-name="Calibri Light" fo:font-family="'Calibri Light'" style:font-family-generic="roman" style:font-pitch="variable" fo:font-size="36pt" fo:letter-spacing="-0.0102in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Undertitel_20_Tegn" style:display-name="Undertitel Tegn" style:family="text" style:parent-style-name="Default_20_Paragraph_20_Font">
      <style:text-properties fo:color="#5b9bd5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_20_Tegn" style:display-name="Citat Tegn" style:family="text" style:parent-style-name="Default_20_Paragraph_20_Font">
      <style:text-properties fo:color="#44546a" fo:font-size="12pt" style:font-size-asian="12pt" style:font-size-complex="12pt"/>
    </style:style>
    <style:style style:name="Stærkt_20_citat_20_Tegn" style:display-name="Stærkt citat Tegn" style:family="text" style:parent-style-name="Default_20_Paragraph_20_Font">
      <style:text-properties fo:color="#44546a" style:font-name="Calibri Light" fo:font-family="'Calibri Light'" style:font-family-generic="roman" style:font-pitch="variable" fo:font-size="16pt" fo:letter-spacing="-0.0043in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71in" fo:font-weight="bold" style:font-weight-asian="bold" style:font-weight-complex="bold"/>
    </style:style>
    <style:style style:name="Calibri_20_11pkt_20_Sort_20_Char" style:display-name="Calibri 11pkt Sort Char" style:family="text" style:parent-style-name="Default_20_Paragraph_20_Font">
      <style:text-properties fo:color="#000000" style:language-asian="da" style:country-asian="DK"/>
    </style:style>
    <style:style style:name="ListLabel_20_1" style:display-name="ListLabel 1" style:family="text">
      <style:text-properties style:font-name-complex="Courier New3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3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3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3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3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3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3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3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3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3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3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3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3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3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3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3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3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3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3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3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3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3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3" style:font-family-complex="'Courier New'" style:font-family-generic-complex="system" style:font-pitch-complex="variable"/>
    </style:style>
    <style:style style:name="Index_20_Link" style:display-name="Index Link" style:family="text"/>
    <style:style style:name="kommandoer_20_og_20_kildetekster_20_Char" style:display-name="kommandoer og kildetekster Char" style:family="text" style:parent-style-name="Default_20_Paragraph_20_Font">
      <style:text-properties style:font-name="Courier New" fo:font-family="'Courier New'" style:font-family-generic="modern" fo:font-size="16pt" fo:language="en" fo:country="AU" style:font-size-asian="16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05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905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05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055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405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05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05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905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05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972in" fo:text-indent="-0.25in" fo:margin-left="0.5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Verdana" style:font-family-generic="swiss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a" style:num-letter-sync="true" text:start-value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Verdana" style:font-family-generic="swis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155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655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155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655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155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655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155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655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1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1.4055in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25in" fo:margin-left="1.4055in"/>
        </style:list-level-properties>
        <style:text-properties fo:font-family="Symbol" style:font-charset="x-symbol"/>
      </text:list-level-style-bullet>
      <text:list-level-style-bullet text:level="2" style:num-suffix="" text:bullet-char="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ahoma" fo:font-size="10pt" style:font-size-asian="10pt" style:font-size-complex="10pt"/>
    </style:style>
    <style:style style:name="MT2" style:family="text">
      <style:text-properties style:font-name="Tahoma" fo:font-size="10pt" officeooo:rsid="001e316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4925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689in" fo:margin-left="0in" fo:margin-right="0in" fo:margin-top="0.6492in" style:dynamic-spacing="true"/>
      </style:footer-style>
    </style:page-layout>
  </office:automatic-styles>
  <office:master-styles>
    <style:master-page style:name="Standard" style:page-layout-name="Mpm1">
      <style:footer>
        <text:p text:style-name="Text_20_body"><text:bookmark-start text:name="__RefHeading___Toc29015_206775681"/><text:span text:style-name="MT1">Linux / </text:span><text:span text:style-name="MT2">Unix </text:span><text:span text:style-name="MT1">Grundkursus <text:tab/><text:tab/><text:tab/></text:span><text:tab/><text:tab/> <text:s text:c="4"/><text:page-number text:select-page="current">43</text:page-number><text:bookmark-end text:name="__RefHeading___Toc29015_206775681"/></text:p>
      </style:footer>
      <style:footer-left>
        <text:p text:style-name="Text_20_body"><text:page-number text:select-page="current">44</text:page-number><text:tab/><text:tab/> <text:s/><text:tab/> <text:s text:c="14"/><text:span text:style-name="MT1">Linux / </text:span><text:span text:style-name="MT2">Unix </text:span><text:span text:style-name="MT1">Grundkursus 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ul Jørgensen</meta:initial-creator>
    <meta:editing-cycles>71</meta:editing-cycles>
    <meta:print-date>2014-01-16T09:16:00</meta:print-date>
    <meta:creation-date>2017-09-21T13:25:00</meta:creation-date>
    <dc:date>2018-10-08T13:56:55.688585668</dc:date>
    <meta:editing-duration>PT15H46M30S</meta:editing-duration>
    <meta:generator>LibreOffice/5.1.6.2$Linux_X86_64 LibreOffice_project/10m0$Build-2</meta:generator>
    <meta:document-statistic meta:table-count="0" meta:image-count="0" meta:object-count="0" meta:page-count="44" meta:paragraph-count="691" meta:word-count="3830" meta:character-count="21450" meta:non-whitespace-character-count="18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